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4.36cm"/>
    </style:style>
    <style:style style:name="co3" style:family="table-column">
      <style:table-column-properties fo:break-before="auto" style:column-width="5.36cm"/>
    </style:style>
    <style:style style:name="co4" style:family="table-column">
      <style:table-column-properties fo:break-before="auto" style:column-width="6.108cm"/>
    </style:style>
    <style:style style:name="co5" style:family="table-column">
      <style:table-column-properties fo:break-before="auto" style:column-width="6.692cm"/>
    </style:style>
    <style:style style:name="co6" style:family="table-column">
      <style:table-column-properties fo:break-before="auto" style:column-width="4.99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column table:style-name="co7" table:number-columns-repeated="2" table:default-cell-style-name="Default"/>
        <table:table-column table:style-name="co1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hroneroom1</text:p>
          </table:table-cell>
          <table:table-cell table:number-columns-repeated="7"/>
          <table:table-cell office:value-type="string">
            <text:p>throneroom1</text:p>
          </table:table-cell>
          <table:table-cell table:number-columns-repeated="11"/>
          <table:table-cell office:value-type="string">
            <text:p>Throneroom1</text:p>
          </table:table-cell>
          <table:table-cell table:number-columns-repeated="6"/>
        </table:table-row>
        <table:table-row table:style-name="ro2">
          <table:table-cell office:value-type="string">
            <text:p>ParticipantID</text:p>
          </table:table-cell>
          <table:table-cell office:value-type="string">
            <text:p>TimeSpentOnAddActions</text:p>
          </table:table-cell>
          <table:table-cell office:value-type="string">
            <text:p>TimeSpentOnAllChangeActions</text:p>
          </table:table-cell>
          <table:table-cell office:value-type="string">
            <text:p>TimeSpentOnManualChangeActions</text:p>
          </table:table-cell>
          <table:table-cell office:value-type="string">
            <text:p>TimeSpentOnAutomatedChangeActions</text:p>
          </table:table-cell>
          <table:table-cell office:value-type="string">
            <text:p>TimeSpentOnRemoveActions</text:p>
          </table:table-cell>
          <table:table-cell office:value-type="string">
            <text:p>Total</text:p>
          </table:table-cell>
          <table:table-cell/>
          <table:table-cell office:value-type="string">
            <text:p>ParticipantID</text:p>
          </table:table-cell>
          <table:table-cell office:value-type="string">
            <text:p>TimeSpentOnAddActions</text:p>
          </table:table-cell>
          <table:table-cell office:value-type="string">
            <text:p>TimeSpentOnAllChangeActions</text:p>
          </table:table-cell>
          <table:table-cell office:value-type="string">
            <text:p>TimeSpentOnManualChangeActions</text:p>
          </table:table-cell>
          <table:table-cell office:value-type="string">
            <text:p>TimeSpentOnAutomatedChangeActions</text:p>
          </table:table-cell>
          <table:table-cell office:value-type="string">
            <text:p>TimeSpentOnRemoveActions</text:p>
          </table:table-cell>
          <table:table-cell office:value-type="string">
            <text:p>Total</text:p>
          </table:table-cell>
          <table:table-cell/>
          <table:table-cell office:value-type="string">
            <text:p>Add/Total</text:p>
          </table:table-cell>
          <table:table-cell office:value-type="string">
            <text:p>Change/Total</text:p>
          </table:table-cell>
          <table:table-cell office:value-type="string">
            <text:p>Remove/Total</text:p>
          </table:table-cell>
          <table:table-cell table:number-columns-repeated="2"/>
          <table:table-cell office:value-type="string">
            <text:p>Add/total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2875996">
            <text:p>932875996</text:p>
          </table:table-cell>
          <table:table-cell table:formula="of:=[.D3]+[.E3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f:=[.B3]+[.C3]+[.F3]" office:value-type="float" office:value="932875996">
            <text:p>932875996</text:p>
          </table:table-cell>
          <table:table-cell/>
          <table:table-cell office:value-type="float" office:value="1">
            <text:p>1</text:p>
          </table:table-cell>
          <table:table-cell office:value-type="float" office:value="93.2875996">
            <text:p>93.2875996</text:p>
          </table:table-cell>
          <table:table-cell table:number-columns-repeated="4" office:value-type="float" office:value="0">
            <text:p>0</text:p>
          </table:table-cell>
          <table:table-cell table:formula="of:=[.J3]+[.K3]+[.N3]" office:value-type="float" office:value="93.2875996">
            <text:p>93.2875996</text:p>
          </table:table-cell>
          <table:table-cell/>
          <table:table-cell table:formula="of:=[.J3]/[.O3]" office:value-type="float" office:value="1">
            <text:p>1</text:p>
          </table:table-cell>
          <table:table-cell table:formula="of:=[.K3]/[.O3]" office:value-type="float" office:value="0">
            <text:p>0</text:p>
          </table:table-cell>
          <table:table-cell table:formula="of:=[.N3]/[.O3]" office:value-type="float" office:value="0">
            <text:p>0</text:p>
          </table:table-cell>
          <table:table-cell/>
          <table:table-cell office:value-type="string">
            <text:p>Box plot</text:p>
          </table:table-cell>
          <table:table-cell table:number-columns-repeated="3"/>
          <table:table-cell office:value-type="string">
            <text:p>Add/Total</text:p>
          </table:table-cell>
          <table:table-cell office:value-type="string">
            <text:p>Change/Total</text:p>
          </table:table-cell>
          <table:table-cell office:value-type="string">
            <text:p>Remove/Tot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559663">
            <text:p>1304559663</text:p>
          </table:table-cell>
          <table:table-cell table:formula="of:=[.D4]+[.E4]" office:value-type="float" office:value="537415754">
            <text:p>537415754</text:p>
          </table:table-cell>
          <table:table-cell office:value-type="float" office:value="537415754">
            <text:p>537415754</text:p>
          </table:table-cell>
          <table:table-cell table:number-columns-repeated="2" office:value-type="float" office:value="0">
            <text:p>0</text:p>
          </table:table-cell>
          <table:table-cell table:formula="of:=[.B4]+[.C4]+[.F4]" office:value-type="float" office:value="1841975417">
            <text:p>1841975417</text:p>
          </table:table-cell>
          <table:table-cell/>
          <table:table-cell office:value-type="float" office:value="2">
            <text:p>2</text:p>
          </table:table-cell>
          <table:table-cell office:value-type="float" office:value="130.4559663">
            <text:p>130.4559663</text:p>
          </table:table-cell>
          <table:table-cell table:number-columns-repeated="2" office:value-type="float" office:value="53.7415754">
            <text:p>53.7415754</text:p>
          </table:table-cell>
          <table:table-cell table:number-columns-repeated="2" office:value-type="float" office:value="0">
            <text:p>0</text:p>
          </table:table-cell>
          <table:table-cell table:formula="of:=[.J4]+[.K4]+[.N4]" office:value-type="float" office:value="184.1975417">
            <text:p>184.1975417</text:p>
          </table:table-cell>
          <table:table-cell/>
          <table:table-cell table:formula="of:=[.J4]/[.O4]" office:value-type="float" office:value="0.708239453664761">
            <text:p>0.7082394537</text:p>
          </table:table-cell>
          <table:table-cell table:formula="of:=[.K4]/[.O4]" office:value-type="float" office:value="0.291760546335239">
            <text:p>0.2917605463</text:p>
          </table:table-cell>
          <table:table-cell table:formula="of:=[.N4]/[.O4]" office:value-type="float" office:value="0">
            <text:p>0</text:p>
          </table:table-cell>
          <table:table-cell/>
          <table:table-cell office:value-type="string">
            <text:p>low</text:p>
          </table:table-cell>
          <table:table-cell table:formula="of:=MIN([.Q3:.Q15])" office:value-type="float" office:value="0.346261953103203">
            <text:p>0.3462619531</text:p>
          </table:table-cell>
          <table:table-cell/>
          <table:table-cell office:value-type="string">
            <text:p>throneroom1</text:p>
          </table:table-cell>
          <table:table-cell table:formula="of:=[.Q16]" office:value-type="float" office:value="0.7098264931262">
            <text:p>0.7098264931</text:p>
          </table:table-cell>
          <table:table-cell table:formula="of:=[.R16]" office:value-type="float" office:value="0.288340333750198">
            <text:p>0.2883403338</text:p>
          </table:table-cell>
          <table:table-cell table:formula="of:=[.S16]" office:value-type="float" office:value="0.0018331731236027">
            <text:p>0.001833173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11"/>
          <table:table-cell office:value-type="string">
            <text:p>q1</text:p>
          </table:table-cell>
          <table:table-cell table:formula="of:=QUARTILE([.Q3:.Q15];1)" office:value-type="float" office:value="0.545014887936855">
            <text:p>0.5450148879</text:p>
          </table:table-cell>
          <table:table-cell/>
          <table:table-cell office:value-type="string">
            <text:p>bedroomprincess1</text:p>
          </table:table-cell>
          <table:table-cell table:formula="of:=[.Q32]" office:value-type="float" office:value="0.827822194433842">
            <text:p>0.8278221944</text:p>
          </table:table-cell>
          <table:table-cell table:formula="of:=[.R32]" office:value-type="float" office:value="0.169736544423436">
            <text:p>0.1697365444</text:p>
          </table:table-cell>
          <table:table-cell table:formula="of:=[.S32]" office:value-type="float" office:value="0.00244126114272191">
            <text:p>0.002441261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11"/>
          <table:table-cell office:value-type="string">
            <text:p>median</text:p>
          </table:table-cell>
          <table:table-cell table:formula="of:=MEDIAN([.Q3:.Q15])" office:value-type="float" office:value="0.708239453664761">
            <text:p>0.7082394537</text:p>
          </table:table-cell>
          <table:table-cell/>
          <table:table-cell office:value-type="string">
            <text:p>prison1</text:p>
          </table:table-cell>
          <table:table-cell table:formula="of:=[.Q48]" office:value-type="float" office:value="0.59580985231755">
            <text:p>0.5958098523</text:p>
          </table:table-cell>
          <table:table-cell table:formula="of:=[.R48]" office:value-type="float" office:value="0.250886952023717">
            <text:p>0.250886952</text:p>
          </table:table-cell>
          <table:table-cell table:formula="of:=[.S48]" office:value-type="float" office:value="0.153303195658733">
            <text:p>0.15330319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61573255">
            <text:p>861573255</text:p>
          </table:table-cell>
          <table:table-cell table:formula="of:=[.D7]+[.E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f:=[.B7]+[.C7]+[.F7]" office:value-type="float" office:value="861573255">
            <text:p>861573255</text:p>
          </table:table-cell>
          <table:table-cell/>
          <table:table-cell office:value-type="float" office:value="5">
            <text:p>5</text:p>
          </table:table-cell>
          <table:table-cell office:value-type="float" office:value="86.1573255">
            <text:p>86.1573255</text:p>
          </table:table-cell>
          <table:table-cell table:number-columns-repeated="4" office:value-type="float" office:value="0">
            <text:p>0</text:p>
          </table:table-cell>
          <table:table-cell table:formula="of:=[.J7]+[.K7]+[.N7]" office:value-type="float" office:value="86.1573255">
            <text:p>86.1573255</text:p>
          </table:table-cell>
          <table:table-cell/>
          <table:table-cell table:formula="of:=[.J7]/[.O7]" office:value-type="float" office:value="1">
            <text:p>1</text:p>
          </table:table-cell>
          <table:table-cell table:formula="of:=[.K7]/[.O7]" office:value-type="float" office:value="0">
            <text:p>0</text:p>
          </table:table-cell>
          <table:table-cell table:formula="of:=[.N7]/[.O7]" office:value-type="float" office:value="0">
            <text:p>0</text:p>
          </table:table-cell>
          <table:table-cell/>
          <table:table-cell office:value-type="string">
            <text:p>q3</text:p>
          </table:table-cell>
          <table:table-cell table:formula="of:=QUARTILE([.Q3:.Q15];3)" office:value-type="float" office:value="0.956042321540147">
            <text:p>0.9560423215</text:p>
          </table:table-cell>
          <table:table-cell/>
          <table:table-cell office:value-type="string">
            <text:p>corridor1</text:p>
          </table:table-cell>
          <table:table-cell table:formula="of:=[.Q64]" office:value-type="float" office:value="0.705865963765496">
            <text:p>0.7058659638</text:p>
          </table:table-cell>
          <table:table-cell table:formula="of:=[.R64]" office:value-type="float" office:value="0.291708473733651">
            <text:p>0.2917084737</text:p>
          </table:table-cell>
          <table:table-cell table:formula="of:=[.S64]" office:value-type="float" office:value="0.00242556250085367">
            <text:p>0.00242556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5797082">
            <text:p>735797082</text:p>
          </table:table-cell>
          <table:table-cell table:formula="of:=[.D8]+[.E8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f:=[.B8]+[.C8]+[.F8]" office:value-type="float" office:value="735797082">
            <text:p>735797082</text:p>
          </table:table-cell>
          <table:table-cell/>
          <table:table-cell office:value-type="float" office:value="6">
            <text:p>6</text:p>
          </table:table-cell>
          <table:table-cell office:value-type="float" office:value="73.5797082">
            <text:p>73.5797082</text:p>
          </table:table-cell>
          <table:table-cell table:number-columns-repeated="4" office:value-type="float" office:value="0">
            <text:p>0</text:p>
          </table:table-cell>
          <table:table-cell table:formula="of:=[.J8]+[.K8]+[.N8]" office:value-type="float" office:value="73.5797082">
            <text:p>73.5797082</text:p>
          </table:table-cell>
          <table:table-cell/>
          <table:table-cell table:formula="of:=[.J8]/[.O8]" office:value-type="float" office:value="1">
            <text:p>1</text:p>
          </table:table-cell>
          <table:table-cell table:formula="of:=[.K8]/[.O8]" office:value-type="float" office:value="0">
            <text:p>0</text:p>
          </table:table-cell>
          <table:table-cell table:formula="of:=[.N8]/[.O8]" office:value-type="float" office:value="0">
            <text:p>0</text:p>
          </table:table-cell>
          <table:table-cell/>
          <table:table-cell office:value-type="string">
            <text:p>high</text:p>
          </table:table-cell>
          <table:table-cell table:formula="of:=MAX([.Q3:.Q15]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11972397">
            <text:p>1311972397</text:p>
          </table:table-cell>
          <table:table-cell table:formula="of:=[.D9]+[.E9]" office:value-type="float" office:value="771741905">
            <text:p>771741905</text:p>
          </table:table-cell>
          <table:table-cell office:value-type="float" office:value="771741905">
            <text:p>771741905</text:p>
          </table:table-cell>
          <table:table-cell/>
          <table:table-cell office:value-type="float" office:value="0">
            <text:p>0</text:p>
          </table:table-cell>
          <table:table-cell table:formula="of:=[.B9]+[.C9]+[.F9]" office:value-type="float" office:value="2083714302">
            <text:p>2083714302</text:p>
          </table:table-cell>
          <table:table-cell/>
          <table:table-cell office:value-type="float" office:value="7">
            <text:p>7</text:p>
          </table:table-cell>
          <table:table-cell office:value-type="float" office:value="131.1972397">
            <text:p>131.1972397</text:p>
          </table:table-cell>
          <table:table-cell table:number-columns-repeated="2" office:value-type="float" office:value="77.1741905">
            <text:p>77.1741905</text:p>
          </table:table-cell>
          <table:table-cell table:number-columns-repeated="2" office:value-type="float" office:value="0">
            <text:p>0</text:p>
          </table:table-cell>
          <table:table-cell table:formula="of:=[.J9]+[.K9]+[.N9]" office:value-type="float" office:value="208.3714302">
            <text:p>208.3714302</text:p>
          </table:table-cell>
          <table:table-cell/>
          <table:table-cell table:formula="of:=[.J9]/[.O9]" office:value-type="float" office:value="0.629631613000274">
            <text:p>0.629631613</text:p>
          </table:table-cell>
          <table:table-cell table:formula="of:=[.K9]/[.O9]" office:value-type="float" office:value="0.370368386999726">
            <text:p>0.370368387</text:p>
          </table:table-cell>
          <table:table-cell table:formula="of:=[.N9]/[.O9]" office:value-type="float" office:value="0">
            <text:p>0</text:p>
          </table:table-cell>
          <table:table-cell table:number-columns-repeated="4"/>
          <table:table-cell>
            <draw:frame table:end-cell-address="Blad1.AD29" table:end-x="1.633cm" table:end-y="0.108cm" draw:z-index="0" draw:style-name="gr1" draw:text-style-name="P1" svg:width="15.991cm" svg:height="9.166cm" svg:x="0.171cm" svg:y="0.16cm">
              <draw:object draw:notify-on-update-of-ranges="Blad1.X4:Blad1.X7 Blad1.Y3:Blad1.Y3 Blad1.Y4:Blad1.Y7 Blad1.Z3:Blad1.Z3 Blad1.Z4:Blad1.Z7 Blad1.AA3:Blad1.AA3 Blad1.AA4:Blad1.AA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45183391">
            <text:p>1045183391</text:p>
          </table:table-cell>
          <table:table-cell table:formula="of:=[.D10]+[.E10]" office:value-type="float" office:value="1973292597">
            <text:p>1973292597</text:p>
          </table:table-cell>
          <table:table-cell office:value-type="float" office:value="1973292597">
            <text:p>1973292597</text:p>
          </table:table-cell>
          <table:table-cell table:number-columns-repeated="2" office:value-type="float" office:value="0">
            <text:p>0</text:p>
          </table:table-cell>
          <table:table-cell table:formula="of:=[.B10]+[.C10]+[.F10]" office:value-type="float" office:value="3018475988">
            <text:p>3018475988</text:p>
          </table:table-cell>
          <table:table-cell/>
          <table:table-cell office:value-type="float" office:value="8">
            <text:p>8</text:p>
          </table:table-cell>
          <table:table-cell office:value-type="float" office:value="104.5183391">
            <text:p>104.5183391</text:p>
          </table:table-cell>
          <table:table-cell table:number-columns-repeated="2" office:value-type="float" office:value="197.3292597">
            <text:p>197.3292597</text:p>
          </table:table-cell>
          <table:table-cell table:number-columns-repeated="2" office:value-type="float" office:value="0">
            <text:p>0</text:p>
          </table:table-cell>
          <table:table-cell table:formula="of:=[.J10]+[.K10]+[.N10]" office:value-type="float" office:value="301.8475988">
            <text:p>301.8475988</text:p>
          </table:table-cell>
          <table:table-cell/>
          <table:table-cell table:formula="of:=[.J10]/[.O10]" office:value-type="float" office:value="0.346261953103203">
            <text:p>0.3462619531</text:p>
          </table:table-cell>
          <table:table-cell table:formula="of:=[.K10]/[.O10]" office:value-type="float" office:value="0.653738046896797">
            <text:p>0.6537380469</text:p>
          </table:table-cell>
          <table:table-cell table:formula="of:=[.N10]/[.O10]" office:value-type="float" office:value="0">
            <text:p>0</text:p>
          </table:table-cell>
          <table:table-cell table:number-columns-repeated="2"/>
          <table:table-cell office:value-type="string">
            <text:p>Change/Total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50705232">
            <text:p>2250705232</text:p>
          </table:table-cell>
          <table:table-cell table:formula="of:=[.D11]+[.E11]" office:value-type="float" office:value="1380935188">
            <text:p>1380935188</text:p>
          </table:table-cell>
          <table:table-cell office:value-type="float" office:value="859797551">
            <text:p>859797551</text:p>
          </table:table-cell>
          <table:table-cell office:value-type="float" office:value="521137637">
            <text:p>521137637</text:p>
          </table:table-cell>
          <table:table-cell office:value-type="float" office:value="0">
            <text:p>0</text:p>
          </table:table-cell>
          <table:table-cell table:formula="of:=[.B11]+[.C11]+[.F11]" office:value-type="float" office:value="3631640420">
            <text:p>3631640420</text:p>
          </table:table-cell>
          <table:table-cell/>
          <table:table-cell office:value-type="float" office:value="9">
            <text:p>9</text:p>
          </table:table-cell>
          <table:table-cell office:value-type="float" office:value="225.0705232">
            <text:p>225.0705232</text:p>
          </table:table-cell>
          <table:table-cell table:number-columns-repeated="2" office:value-type="float" office:value="85.9797551">
            <text:p>85.9797551</text:p>
          </table:table-cell>
          <table:table-cell office:value-type="float" office:value="52.1137637">
            <text:p>52.1137637</text:p>
          </table:table-cell>
          <table:table-cell office:value-type="float" office:value="0">
            <text:p>0</text:p>
          </table:table-cell>
          <table:table-cell table:formula="of:=[.J11]+[.K11]+[.N11]" office:value-type="float" office:value="311.0502783">
            <text:p>311.0502783</text:p>
          </table:table-cell>
          <table:table-cell/>
          <table:table-cell table:formula="of:=[.J11]/[.O11]" office:value-type="float" office:value="0.723582452425666">
            <text:p>0.7235824524</text:p>
          </table:table-cell>
          <table:table-cell table:formula="of:=[.K11]/[.O11]" office:value-type="float" office:value="0.276417547574334">
            <text:p>0.2764175476</text:p>
          </table:table-cell>
          <table:table-cell table:formula="of:=[.N11]/[.O11]" office:value-type="float" office:value="0">
            <text:p>0</text:p>
          </table:table-cell>
          <table:table-cell/>
          <table:table-cell office:value-type="string">
            <text:p>Box plot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06140279">
            <text:p>906140279</text:p>
          </table:table-cell>
          <table:table-cell table:formula="of:=[.D12]+[.E12]" office:value-type="float" office:value="897720437">
            <text:p>897720437</text:p>
          </table:table-cell>
          <table:table-cell office:value-type="float" office:value="897720437">
            <text:p>897720437</text:p>
          </table:table-cell>
          <table:table-cell table:number-columns-repeated="2" office:value-type="float" office:value="0">
            <text:p>0</text:p>
          </table:table-cell>
          <table:table-cell table:formula="of:=[.B12]+[.C12]+[.F12]" office:value-type="float" office:value="1803860716">
            <text:p>1803860716</text:p>
          </table:table-cell>
          <table:table-cell/>
          <table:table-cell office:value-type="float" office:value="10">
            <text:p>10</text:p>
          </table:table-cell>
          <table:table-cell office:value-type="float" office:value="90.6140279">
            <text:p>90.6140279</text:p>
          </table:table-cell>
          <table:table-cell table:number-columns-repeated="2" office:value-type="float" office:value="89.7720437">
            <text:p>89.7720437</text:p>
          </table:table-cell>
          <table:table-cell table:number-columns-repeated="2" office:value-type="float" office:value="0">
            <text:p>0</text:p>
          </table:table-cell>
          <table:table-cell table:formula="of:=[.J12]+[.K12]+[.N12]" office:value-type="float" office:value="180.3860716">
            <text:p>180.3860716</text:p>
          </table:table-cell>
          <table:table-cell/>
          <table:table-cell table:formula="of:=[.J12]/[.O12]" office:value-type="float" office:value="0.502333839282966">
            <text:p>0.5023338393</text:p>
          </table:table-cell>
          <table:table-cell table:formula="of:=[.K12]/[.O12]" office:value-type="float" office:value="0.497666160717034">
            <text:p>0.4976661607</text:p>
          </table:table-cell>
          <table:table-cell table:formula="of:=[.N12]/[.O12]" office:value-type="float" office:value="0">
            <text:p>0</text:p>
          </table:table-cell>
          <table:table-cell/>
          <table:table-cell office:value-type="string">
            <text:p>low</text:p>
          </table:table-cell>
          <table:table-cell table:formula="of:=MIN([.R3:.R15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49514827">
            <text:p>3049514827</text:p>
          </table:table-cell>
          <table:table-cell table:formula="of:=[.D13]+[.E13]" office:value-type="float" office:value="2139418152">
            <text:p>2139418152</text:p>
          </table:table-cell>
          <table:table-cell office:value-type="float" office:value="2007139517">
            <text:p>2007139517</text:p>
          </table:table-cell>
          <table:table-cell office:value-type="float" office:value="132278635">
            <text:p>132278635</text:p>
          </table:table-cell>
          <table:table-cell office:value-type="float" office:value="0">
            <text:p>0</text:p>
          </table:table-cell>
          <table:table-cell table:formula="of:=[.B13]+[.C13]+[.F13]" office:value-type="float" office:value="5188932979">
            <text:p>5188932979</text:p>
          </table:table-cell>
          <table:table-cell/>
          <table:table-cell office:value-type="float" office:value="11">
            <text:p>11</text:p>
          </table:table-cell>
          <table:table-cell office:value-type="float" office:value="304.9514827">
            <text:p>304.9514827</text:p>
          </table:table-cell>
          <table:table-cell office:value-type="float" office:value="213.9418152">
            <text:p>213.9418152</text:p>
          </table:table-cell>
          <table:table-cell office:value-type="float" office:value="200.7139517">
            <text:p>200.7139517</text:p>
          </table:table-cell>
          <table:table-cell office:value-type="float" office:value="13.2278635">
            <text:p>13.2278635</text:p>
          </table:table-cell>
          <table:table-cell office:value-type="float" office:value="0">
            <text:p>0</text:p>
          </table:table-cell>
          <table:table-cell table:formula="of:=[.J13]+[.K13]+[.N13]" office:value-type="float" office:value="518.8932979">
            <text:p>518.8932979</text:p>
          </table:table-cell>
          <table:table-cell/>
          <table:table-cell table:formula="of:=[.J13]/[.O13]" office:value-type="float" office:value="0.587695936590743">
            <text:p>0.5876959366</text:p>
          </table:table-cell>
          <table:table-cell table:formula="of:=[.K13]/[.O13]" office:value-type="float" office:value="0.412304063409257">
            <text:p>0.4123040634</text:p>
          </table:table-cell>
          <table:table-cell table:formula="of:=[.N13]/[.O13]" office:value-type="float" office:value="0">
            <text:p>0</text:p>
          </table:table-cell>
          <table:table-cell/>
          <table:table-cell office:value-type="string">
            <text:p>q1</text:p>
          </table:table-cell>
          <table:table-cell table:formula="of:=QUARTILE([.R3:.R15];1)" office:value-type="float" office:value="0.0439576784598535">
            <text:p>0.043957678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38261084">
            <text:p>2538261084</text:p>
          </table:table-cell>
          <table:table-cell table:formula="of:=[.D14]+[.E14]" office:value-type="float" office:value="509837177">
            <text:p>509837177</text:p>
          </table:table-cell>
          <table:table-cell office:value-type="float" office:value="244661645">
            <text:p>244661645</text:p>
          </table:table-cell>
          <table:table-cell office:value-type="float" office:value="265175532">
            <text:p>265175532</text:p>
          </table:table-cell>
          <table:table-cell office:value-type="float" office:value="0">
            <text:p>0</text:p>
          </table:table-cell>
          <table:table-cell table:formula="of:=[.B14]+[.C14]+[.F14]" office:value-type="float" office:value="3048098261">
            <text:p>3048098261</text:p>
          </table:table-cell>
          <table:table-cell/>
          <table:table-cell office:value-type="float" office:value="12">
            <text:p>12</text:p>
          </table:table-cell>
          <table:table-cell office:value-type="float" office:value="253.8261084">
            <text:p>253.8261084</text:p>
          </table:table-cell>
          <table:table-cell table:number-columns-repeated="2" office:value-type="float" office:value="24.4661645">
            <text:p>24.4661645</text:p>
          </table:table-cell>
          <table:table-cell office:value-type="float" office:value="26.5175532">
            <text:p>26.5175532</text:p>
          </table:table-cell>
          <table:table-cell office:value-type="float" office:value="0">
            <text:p>0</text:p>
          </table:table-cell>
          <table:table-cell table:formula="of:=[.J14]+[.K14]+[.N14]" office:value-type="float" office:value="278.2922729">
            <text:p>278.2922729</text:p>
          </table:table-cell>
          <table:table-cell/>
          <table:table-cell table:formula="of:=[.J14]/[.O14]" office:value-type="float" office:value="0.912084643080293">
            <text:p>0.9120846431</text:p>
          </table:table-cell>
          <table:table-cell table:formula="of:=[.K14]/[.O14]" office:value-type="float" office:value="0.087915356919707">
            <text:p>0.0879153569</text:p>
          </table:table-cell>
          <table:table-cell table:formula="of:=[.N14]/[.O14]" office:value-type="float" office:value="0">
            <text:p>0</text:p>
          </table:table-cell>
          <table:table-cell/>
          <table:table-cell office:value-type="string">
            <text:p>median</text:p>
          </table:table-cell>
          <table:table-cell table:formula="of:=MEDIAN([.R3:.R15])" office:value-type="float" office:value="0.291760546335239">
            <text:p>0.2917605463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47582524">
            <text:p>2147582524</text:p>
          </table:table-cell>
          <table:table-cell table:formula="of:=[.D15]+[.E15]" office:value-type="float" office:value="3136072944">
            <text:p>3136072944</text:p>
          </table:table-cell>
          <table:table-cell office:value-type="float" office:value="3136072944">
            <text:p>3136072944</text:p>
          </table:table-cell>
          <table:table-cell office:value-type="float" office:value="0">
            <text:p>0</text:p>
          </table:table-cell>
          <table:table-cell office:value-type="float" office:value="108737080">
            <text:p>108737080</text:p>
          </table:table-cell>
          <table:table-cell table:formula="of:=[.B15]+[.C15]+[.F15]" office:value-type="float" office:value="5392392548">
            <text:p>5392392548</text:p>
          </table:table-cell>
          <table:table-cell/>
          <table:table-cell office:value-type="float" office:value="13">
            <text:p>13</text:p>
          </table:table-cell>
          <table:table-cell office:value-type="float" office:value="214.7582524">
            <text:p>214.7582524</text:p>
          </table:table-cell>
          <table:table-cell table:number-columns-repeated="2" office:value-type="float" office:value="313.6072944">
            <text:p>313.6072944</text:p>
          </table:table-cell>
          <table:table-cell office:value-type="float" office:value="0">
            <text:p>0</text:p>
          </table:table-cell>
          <table:table-cell office:value-type="float" office:value="10.873708">
            <text:p>10.873708</text:p>
          </table:table-cell>
          <table:table-cell table:formula="of:=[.J15]+[.K15]+[.N15]" office:value-type="float" office:value="539.2392548">
            <text:p>539.2392548</text:p>
          </table:table-cell>
          <table:table-cell/>
          <table:table-cell table:formula="of:=[.J15]/[.O15]" office:value-type="float" office:value="0.398261533240291">
            <text:p>0.3982615332</text:p>
          </table:table-cell>
          <table:table-cell table:formula="of:=[.K15]/[.O15]" office:value-type="float" office:value="0.581573562400079">
            <text:p>0.5815735624</text:p>
          </table:table-cell>
          <table:table-cell table:formula="of:=[.N15]/[.O15]" office:value-type="float" office:value="0.0201649043596297">
            <text:p>0.0201649044</text:p>
          </table:table-cell>
          <table:table-cell/>
          <table:table-cell office:value-type="string">
            <text:p>q3</text:p>
          </table:table-cell>
          <table:table-cell table:formula="of:=QUARTILE([.R3:.R15];3)" office:value-type="float" office:value="0.454985112063145">
            <text:p>0.4549851121</text:p>
          </table:table-cell>
          <table:table-cell table:number-columns-repeated="5"/>
        </table:table-row>
        <table:table-row table:style-name="ro2">
          <table:table-cell table:number-columns-repeated="14"/>
          <table:table-cell table:style-name="ce1" table:formula="of:=AVERAGE([.O3:.O15])" office:value-type="float" office:value="252.300216318182">
            <text:p>252.3002163182</text:p>
          </table:table-cell>
          <table:table-cell office:value-type="string">
            <text:p>Gemiddelde</text:p>
          </table:table-cell>
          <table:table-cell table:formula="of:=AVERAGE([.Q3:.Q15])" office:value-type="float" office:value="0.7098264931262">
            <text:p>0.7098264931</text:p>
          </table:table-cell>
          <table:table-cell table:formula="of:=AVERAGE([.R3:.R15])" office:value-type="float" office:value="0.288340333750198">
            <text:p>0.2883403338</text:p>
          </table:table-cell>
          <table:table-cell table:formula="of:=AVERAGE([.S3:.S15])" office:value-type="float" office:value="0.0018331731236027">
            <text:p>0.0018331731</text:p>
          </table:table-cell>
          <table:table-cell/>
          <table:table-cell office:value-type="string">
            <text:p>high</text:p>
          </table:table-cell>
          <table:table-cell table:formula="of:=MAX([.R3:.R15])" office:value-type="float" office:value="0.653738046896797">
            <text:p>0.6537380469</text:p>
          </table:table-cell>
          <table:table-cell table:number-columns-repeated="5"/>
        </table:table-row>
        <table:table-row table:style-name="ro1">
          <table:table-cell office:value-type="string">
            <text:p>bedroomprincess1</text:p>
          </table:table-cell>
          <table:table-cell table:number-columns-repeated="7"/>
          <table:table-cell office:value-type="string">
            <text:p>bedroomprincess1</text:p>
          </table:table-cell>
          <table:table-cell table:number-columns-repeated="7"/>
          <table:table-cell table:formula="of:=STDEV([.Q3:.Q15])" office:value-type="float" office:value="0.242353933047412">
            <text:p>0.242353933</text:p>
          </table:table-cell>
          <table:table-cell table:formula="of:=STDEV([.R3:.R15])" office:value-type="float" office:value="0.239824642396646">
            <text:p>0.2398246424</text:p>
          </table:table-cell>
          <table:table-cell table:formula="of:=STDEV([.S3:.S15])" office:value-type="float" office:value="0.00607994742675397">
            <text:p>0.0060799474</text:p>
          </table:table-cell>
          <table:table-cell table:number-columns-repeated="8"/>
        </table:table-row>
        <table:table-row table:style-name="ro3">
          <table:table-cell office:value-type="string">
            <text:p>ParticipantID</text:p>
          </table:table-cell>
          <table:table-cell office:value-type="string">
            <text:p>TimeSpentOnAddActions</text:p>
          </table:table-cell>
          <table:table-cell office:value-type="string">
            <text:p>TimeSpentOnAllChangeActions</text:p>
          </table:table-cell>
          <table:table-cell office:value-type="string">
            <text:p>TimeSpentOnManualChangeActions</text:p>
          </table:table-cell>
          <table:table-cell office:value-type="string">
            <text:p>TimeSpentOnAutomatedChangeActions</text:p>
          </table:table-cell>
          <table:table-cell office:value-type="string">
            <text:p>TimeSpentOnRemoveActions</text:p>
          </table:table-cell>
          <table:table-cell table:number-columns-repeated="2"/>
          <table:table-cell office:value-type="string">
            <text:p>ParticipantID</text:p>
          </table:table-cell>
          <table:table-cell office:value-type="string">
            <text:p>TimeSpentOnAddActions</text:p>
          </table:table-cell>
          <table:table-cell office:value-type="string">
            <text:p>TimeSpentOnAllChangeActions</text:p>
          </table:table-cell>
          <table:table-cell office:value-type="string">
            <text:p>TimeSpentOnManualChangeActions</text:p>
          </table:table-cell>
          <table:table-cell office:value-type="string">
            <text:p>TimeSpentOnAutomatedChangeActions</text:p>
          </table:table-cell>
          <table:table-cell office:value-type="string">
            <text:p>TimeSpentOnRemoveActions</text:p>
          </table:table-cell>
          <table:table-cell table:number-columns-repeated="7"/>
          <table:table-cell office:value-type="string">
            <text:p>Remove/Total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1860163">
            <text:p>551860163</text:p>
          </table:table-cell>
          <table:table-cell table:formula="of:=[.D19]+[.E19]" office:value-type="float" office:value="268962224">
            <text:p>268962224</text:p>
          </table:table-cell>
          <table:table-cell office:value-type="float" office:value="268962224">
            <text:p>268962224</text:p>
          </table:table-cell>
          <table:table-cell table:number-columns-repeated="2" office:value-type="float" office:value="0">
            <text:p>0</text:p>
          </table:table-cell>
          <table:table-cell table:formula="of:=[.B19]+[.C19]+[.F19]" office:value-type="float" office:value="820822387">
            <text:p>820822387</text:p>
          </table:table-cell>
          <table:table-cell/>
          <table:table-cell office:value-type="float" office:value="1">
            <text:p>1</text:p>
          </table:table-cell>
          <table:table-cell table:formula="of:=[.B19]/10000000" office:value-type="float" office:value="55.1860163">
            <text:p>55.1860163</text:p>
          </table:table-cell>
          <table:table-cell table:formula="of:=[.C19]/10000000" office:value-type="float" office:value="26.8962224">
            <text:p>26.8962224</text:p>
          </table:table-cell>
          <table:table-cell table:formula="of:=[.D19]/10000000" office:value-type="float" office:value="26.8962224">
            <text:p>26.8962224</text:p>
          </table:table-cell>
          <table:table-cell table:formula="of:=[.E19]/10000000" office:value-type="float" office:value="0">
            <text:p>0</text:p>
          </table:table-cell>
          <table:table-cell table:formula="of:=[.F19]/10000000" office:value-type="float" office:value="0">
            <text:p>0</text:p>
          </table:table-cell>
          <table:table-cell table:formula="of:=[.J19]+[.K19]+[.N19]" office:value-type="float" office:value="82.0822387">
            <text:p>82.0822387</text:p>
          </table:table-cell>
          <table:table-cell/>
          <table:table-cell table:formula="of:=[.J19]/[.O19]" office:value-type="float" office:value="0.672325915740405">
            <text:p>0.6723259157</text:p>
          </table:table-cell>
          <table:table-cell table:formula="of:=[.K19]/[.O19]" office:value-type="float" office:value="0.327674084259595">
            <text:p>0.3276740843</text:p>
          </table:table-cell>
          <table:table-cell table:formula="of:=[.N19]/[.O19]" office:value-type="float" office:value="0">
            <text:p>0</text:p>
          </table:table-cell>
          <table:table-cell/>
          <table:table-cell office:value-type="string">
            <text:p>Box plot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7949791">
            <text:p>877949791</text:p>
          </table:table-cell>
          <table:table-cell table:formula="of:=[.D20]+[.E20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f:=[.B20]+[.C20]+[.F20]" office:value-type="float" office:value="877949791">
            <text:p>877949791</text:p>
          </table:table-cell>
          <table:table-cell/>
          <table:table-cell office:value-type="float" office:value="2">
            <text:p>2</text:p>
          </table:table-cell>
          <table:table-cell table:formula="of:=[.B20]/10000000" office:value-type="float" office:value="87.7949791">
            <text:p>87.7949791</text:p>
          </table:table-cell>
          <table:table-cell table:formula="of:=[.C20]/10000000" office:value-type="float" office:value="0">
            <text:p>0</text:p>
          </table:table-cell>
          <table:table-cell table:formula="of:=[.D20]/10000000" office:value-type="float" office:value="0">
            <text:p>0</text:p>
          </table:table-cell>
          <table:table-cell table:formula="of:=[.E20]/10000000" office:value-type="float" office:value="0">
            <text:p>0</text:p>
          </table:table-cell>
          <table:table-cell table:formula="of:=[.F20]/10000000" office:value-type="float" office:value="0">
            <text:p>0</text:p>
          </table:table-cell>
          <table:table-cell table:formula="of:=[.J20]+[.K20]+[.N20]" office:value-type="float" office:value="87.7949791">
            <text:p>87.7949791</text:p>
          </table:table-cell>
          <table:table-cell/>
          <table:table-cell table:formula="of:=[.J20]/[.O20]" office:value-type="float" office:value="1">
            <text:p>1</text:p>
          </table:table-cell>
          <table:table-cell table:formula="of:=[.K20]/[.O20]" office:value-type="float" office:value="0">
            <text:p>0</text:p>
          </table:table-cell>
          <table:table-cell table:formula="of:=[.N20]/[.O20]" office:value-type="float" office:value="0">
            <text:p>0</text:p>
          </table:table-cell>
          <table:table-cell/>
          <table:table-cell office:value-type="string">
            <text:p>low</text:p>
          </table:table-cell>
          <table:table-cell table:formula="of:=MIN([.S3:.S15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11"/>
          <table:table-cell office:value-type="string">
            <text:p>q1</text:p>
          </table:table-cell>
          <table:table-cell table:formula="of:=QUARTILE([.S3:.S15];1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11"/>
          <table:table-cell office:value-type="string">
            <text:p>median</text:p>
          </table:table-cell>
          <table:table-cell table:formula="of:=MEDIAN([.S3:.S15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56827332">
            <text:p>856827332</text:p>
          </table:table-cell>
          <table:table-cell table:formula="of:=[.D23]+[.E23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f:=[.B23]+[.C23]+[.F23]" office:value-type="float" office:value="856827332">
            <text:p>856827332</text:p>
          </table:table-cell>
          <table:table-cell/>
          <table:table-cell office:value-type="float" office:value="5">
            <text:p>5</text:p>
          </table:table-cell>
          <table:table-cell table:formula="of:=[.B23]/10000000" office:value-type="float" office:value="85.6827332">
            <text:p>85.6827332</text:p>
          </table:table-cell>
          <table:table-cell table:formula="of:=[.C23]/10000000" office:value-type="float" office:value="0">
            <text:p>0</text:p>
          </table:table-cell>
          <table:table-cell table:formula="of:=[.D23]/10000000" office:value-type="float" office:value="0">
            <text:p>0</text:p>
          </table:table-cell>
          <table:table-cell table:formula="of:=[.E23]/10000000" office:value-type="float" office:value="0">
            <text:p>0</text:p>
          </table:table-cell>
          <table:table-cell table:formula="of:=[.F23]/10000000" office:value-type="float" office:value="0">
            <text:p>0</text:p>
          </table:table-cell>
          <table:table-cell table:formula="of:=[.J23]+[.K23]+[.N23]" office:value-type="float" office:value="85.6827332">
            <text:p>85.6827332</text:p>
          </table:table-cell>
          <table:table-cell/>
          <table:table-cell table:formula="of:=[.J23]/[.O23]" office:value-type="float" office:value="1">
            <text:p>1</text:p>
          </table:table-cell>
          <table:table-cell table:formula="of:=[.K23]/[.O23]" office:value-type="float" office:value="0">
            <text:p>0</text:p>
          </table:table-cell>
          <table:table-cell table:formula="of:=[.N23]/[.O23]" office:value-type="float" office:value="0">
            <text:p>0</text:p>
          </table:table-cell>
          <table:table-cell/>
          <table:table-cell office:value-type="string">
            <text:p>q3</text:p>
          </table:table-cell>
          <table:table-cell table:formula="of:=QUARTILE([.S3:.S15];3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8302092">
            <text:p>458302092</text:p>
          </table:table-cell>
          <table:table-cell table:formula="of:=[.D24]+[.E24]" office:value-type="float" office:value="388339837">
            <text:p>388339837</text:p>
          </table:table-cell>
          <table:table-cell office:value-type="float" office:value="388339837">
            <text:p>388339837</text:p>
          </table:table-cell>
          <table:table-cell table:number-columns-repeated="2" office:value-type="float" office:value="0">
            <text:p>0</text:p>
          </table:table-cell>
          <table:table-cell table:formula="of:=[.B24]+[.C24]+[.F24]" office:value-type="float" office:value="846641929">
            <text:p>846641929</text:p>
          </table:table-cell>
          <table:table-cell/>
          <table:table-cell office:value-type="float" office:value="6">
            <text:p>6</text:p>
          </table:table-cell>
          <table:table-cell table:formula="of:=[.B24]/10000000" office:value-type="float" office:value="45.8302092">
            <text:p>45.8302092</text:p>
          </table:table-cell>
          <table:table-cell table:formula="of:=[.C24]/10000000" office:value-type="float" office:value="38.8339837">
            <text:p>38.8339837</text:p>
          </table:table-cell>
          <table:table-cell table:formula="of:=[.D24]/10000000" office:value-type="float" office:value="38.8339837">
            <text:p>38.8339837</text:p>
          </table:table-cell>
          <table:table-cell table:formula="of:=[.E24]/10000000" office:value-type="float" office:value="0">
            <text:p>0</text:p>
          </table:table-cell>
          <table:table-cell table:formula="of:=[.F24]/10000000" office:value-type="float" office:value="0">
            <text:p>0</text:p>
          </table:table-cell>
          <table:table-cell table:formula="of:=[.J24]+[.K24]+[.N24]" office:value-type="float" office:value="84.6641929">
            <text:p>84.6641929</text:p>
          </table:table-cell>
          <table:table-cell/>
          <table:table-cell table:formula="of:=[.J24]/[.O24]" office:value-type="float" office:value="0.541317499525824">
            <text:p>0.5413174995</text:p>
          </table:table-cell>
          <table:table-cell table:formula="of:=[.K24]/[.O24]" office:value-type="float" office:value="0.458682500474176">
            <text:p>0.4586825005</text:p>
          </table:table-cell>
          <table:table-cell table:formula="of:=[.N24]/[.O24]" office:value-type="float" office:value="0">
            <text:p>0</text:p>
          </table:table-cell>
          <table:table-cell/>
          <table:table-cell office:value-type="string">
            <text:p>high</text:p>
          </table:table-cell>
          <table:table-cell table:formula="of:=MAX([.S3:.S15])" office:value-type="float" office:value="0.0201649043596297">
            <text:p>0.0201649044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83459120">
            <text:p>1283459120</text:p>
          </table:table-cell>
          <table:table-cell table:formula="of:=[.D25]+[.E25]" office:value-type="float" office:value="287918622">
            <text:p>287918622</text:p>
          </table:table-cell>
          <table:table-cell office:value-type="float" office:value="287918622">
            <text:p>287918622</text:p>
          </table:table-cell>
          <table:table-cell table:number-columns-repeated="2" office:value-type="float" office:value="0">
            <text:p>0</text:p>
          </table:table-cell>
          <table:table-cell table:formula="of:=[.B25]+[.C25]+[.F25]" office:value-type="float" office:value="1571377742">
            <text:p>1571377742</text:p>
          </table:table-cell>
          <table:table-cell/>
          <table:table-cell office:value-type="float" office:value="7">
            <text:p>7</text:p>
          </table:table-cell>
          <table:table-cell table:formula="of:=[.B25]/10000000" office:value-type="float" office:value="128.345912">
            <text:p>128.345912</text:p>
          </table:table-cell>
          <table:table-cell table:formula="of:=[.C25]/10000000" office:value-type="float" office:value="28.7918622">
            <text:p>28.7918622</text:p>
          </table:table-cell>
          <table:table-cell table:formula="of:=[.D25]/10000000" office:value-type="float" office:value="28.7918622">
            <text:p>28.7918622</text:p>
          </table:table-cell>
          <table:table-cell table:formula="of:=[.E25]/10000000" office:value-type="float" office:value="0">
            <text:p>0</text:p>
          </table:table-cell>
          <table:table-cell table:formula="of:=[.F25]/10000000" office:value-type="float" office:value="0">
            <text:p>0</text:p>
          </table:table-cell>
          <table:table-cell table:formula="of:=[.J25]+[.K25]+[.N25]" office:value-type="float" office:value="157.1377742">
            <text:p>157.1377742</text:p>
          </table:table-cell>
          <table:table-cell/>
          <table:table-cell table:formula="of:=[.J25]/[.O25]" office:value-type="float" office:value="0.816773132071003">
            <text:p>0.8167731321</text:p>
          </table:table-cell>
          <table:table-cell table:formula="of:=[.K25]/[.O25]" office:value-type="float" office:value="0.183226867928997">
            <text:p>0.1832268679</text:p>
          </table:table-cell>
          <table:table-cell table:formula="of:=[.N25]/[.O25]" office:value-type="float" office:value="0">
            <text:p>0</text:p>
          </table:table-cell>
          <table:table-cell table:number-columns-repeated="8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802241168">
            <text:p>1802241168</text:p>
          </table:table-cell>
          <table:table-cell table:formula="of:=[.D26]+[.E26]" office:value-type="float" office:value="1089209631">
            <text:p>1089209631</text:p>
          </table:table-cell>
          <table:table-cell office:value-type="float" office:value="1089209631">
            <text:p>1089209631</text:p>
          </table:table-cell>
          <table:table-cell table:number-columns-repeated="2" office:value-type="float" office:value="0">
            <text:p>0</text:p>
          </table:table-cell>
          <table:table-cell table:formula="of:=[.B26]+[.C26]+[.F26]" office:value-type="float" office:value="2891450799">
            <text:p>2891450799</text:p>
          </table:table-cell>
          <table:table-cell/>
          <table:table-cell office:value-type="float" office:value="8">
            <text:p>8</text:p>
          </table:table-cell>
          <table:table-cell table:formula="of:=[.B26]/10000000" office:value-type="float" office:value="180.2241168">
            <text:p>180.2241168</text:p>
          </table:table-cell>
          <table:table-cell table:formula="of:=[.C26]/10000000" office:value-type="float" office:value="108.9209631">
            <text:p>108.9209631</text:p>
          </table:table-cell>
          <table:table-cell table:formula="of:=[.D26]/10000000" office:value-type="float" office:value="108.9209631">
            <text:p>108.9209631</text:p>
          </table:table-cell>
          <table:table-cell table:formula="of:=[.E26]/10000000" office:value-type="float" office:value="0">
            <text:p>0</text:p>
          </table:table-cell>
          <table:table-cell table:formula="of:=[.F26]/10000000" office:value-type="float" office:value="0">
            <text:p>0</text:p>
          </table:table-cell>
          <table:table-cell table:formula="of:=[.J26]+[.K26]+[.N26]" office:value-type="float" office:value="289.1450799">
            <text:p>289.1450799</text:p>
          </table:table-cell>
          <table:table-cell/>
          <table:table-cell table:formula="of:=[.J26]/[.O26]" office:value-type="float" office:value="0.623299960221803">
            <text:p>0.6232999602</text:p>
          </table:table-cell>
          <table:table-cell table:formula="of:=[.K26]/[.O26]" office:value-type="float" office:value="0.376700039778197">
            <text:p>0.3767000398</text:p>
          </table:table-cell>
          <table:table-cell table:formula="of:=[.N26]/[.O26]" office:value-type="float" office:value="0">
            <text:p>0</text:p>
          </table:table-cell>
          <table:table-cell/>
          <table:table-cell office:value-type="string">
            <text:p>Bedroomprincess 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40212218">
            <text:p>2740212218</text:p>
          </table:table-cell>
          <table:table-cell table:formula="of:=[.D27]+[.E27]" office:value-type="float" office:value="623753028">
            <text:p>623753028</text:p>
          </table:table-cell>
          <table:table-cell office:value-type="float" office:value="623753028">
            <text:p>623753028</text:p>
          </table:table-cell>
          <table:table-cell table:number-columns-repeated="2" office:value-type="float" office:value="0">
            <text:p>0</text:p>
          </table:table-cell>
          <table:table-cell table:formula="of:=[.B27]+[.C27]+[.F27]" office:value-type="float" office:value="3363965246">
            <text:p>3363965246</text:p>
          </table:table-cell>
          <table:table-cell/>
          <table:table-cell office:value-type="float" office:value="9">
            <text:p>9</text:p>
          </table:table-cell>
          <table:table-cell table:formula="of:=[.B27]/10000000" office:value-type="float" office:value="274.0212218">
            <text:p>274.0212218</text:p>
          </table:table-cell>
          <table:table-cell table:formula="of:=[.C27]/10000000" office:value-type="float" office:value="62.3753028">
            <text:p>62.3753028</text:p>
          </table:table-cell>
          <table:table-cell table:formula="of:=[.D27]/10000000" office:value-type="float" office:value="62.3753028">
            <text:p>62.3753028</text:p>
          </table:table-cell>
          <table:table-cell table:formula="of:=[.E27]/10000000" office:value-type="float" office:value="0">
            <text:p>0</text:p>
          </table:table-cell>
          <table:table-cell table:formula="of:=[.F27]/10000000" office:value-type="float" office:value="0">
            <text:p>0</text:p>
          </table:table-cell>
          <table:table-cell table:formula="of:=[.J27]+[.K27]+[.N27]" office:value-type="float" office:value="336.3965246">
            <text:p>336.3965246</text:p>
          </table:table-cell>
          <table:table-cell/>
          <table:table-cell table:formula="of:=[.J27]/[.O27]" office:value-type="float" office:value="0.81457804038205">
            <text:p>0.8145780404</text:p>
          </table:table-cell>
          <table:table-cell table:formula="of:=[.K27]/[.O27]" office:value-type="float" office:value="0.18542195961795">
            <text:p>0.1854219596</text:p>
          </table:table-cell>
          <table:table-cell table:formula="of:=[.N27]/[.O27]" office:value-type="float" office:value="0">
            <text:p>0</text:p>
          </table:table-cell>
          <table:table-cell table:number-columns-repeated="2"/>
          <table:table-cell office:value-type="string">
            <text:p>Add/total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7574069">
            <text:p>727574069</text:p>
          </table:table-cell>
          <table:table-cell table:formula="of:=[.D28]+[.E28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f:=[.B28]+[.C28]+[.F28]" office:value-type="float" office:value="727574069">
            <text:p>727574069</text:p>
          </table:table-cell>
          <table:table-cell/>
          <table:table-cell office:value-type="float" office:value="10">
            <text:p>10</text:p>
          </table:table-cell>
          <table:table-cell table:formula="of:=[.B28]/10000000" office:value-type="float" office:value="72.7574069">
            <text:p>72.7574069</text:p>
          </table:table-cell>
          <table:table-cell table:formula="of:=[.C28]/10000000" office:value-type="float" office:value="0">
            <text:p>0</text:p>
          </table:table-cell>
          <table:table-cell table:formula="of:=[.D28]/10000000" office:value-type="float" office:value="0">
            <text:p>0</text:p>
          </table:table-cell>
          <table:table-cell table:formula="of:=[.E28]/10000000" office:value-type="float" office:value="0">
            <text:p>0</text:p>
          </table:table-cell>
          <table:table-cell table:formula="of:=[.F28]/10000000" office:value-type="float" office:value="0">
            <text:p>0</text:p>
          </table:table-cell>
          <table:table-cell table:formula="of:=[.J28]+[.K28]+[.N28]" office:value-type="float" office:value="72.7574069">
            <text:p>72.7574069</text:p>
          </table:table-cell>
          <table:table-cell/>
          <table:table-cell table:formula="of:=[.J28]/[.O28]" office:value-type="float" office:value="1">
            <text:p>1</text:p>
          </table:table-cell>
          <table:table-cell table:formula="of:=[.K28]/[.O28]" office:value-type="float" office:value="0">
            <text:p>0</text:p>
          </table:table-cell>
          <table:table-cell table:formula="of:=[.N28]/[.O28]" office:value-type="float" office:value="0">
            <text:p>0</text:p>
          </table:table-cell>
          <table:table-cell/>
          <table:table-cell office:value-type="string">
            <text:p>Box plot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01466865">
            <text:p>2801466865</text:p>
          </table:table-cell>
          <table:table-cell table:formula="of:=[.D29]+[.E29]" office:value-type="float" office:value="880027321">
            <text:p>880027321</text:p>
          </table:table-cell>
          <table:table-cell office:value-type="float" office:value="880027321">
            <text:p>880027321</text:p>
          </table:table-cell>
          <table:table-cell table:number-columns-repeated="2" office:value-type="float" office:value="0">
            <text:p>0</text:p>
          </table:table-cell>
          <table:table-cell table:formula="of:=[.B29]+[.C29]+[.F29]" office:value-type="float" office:value="3681494186">
            <text:p>3681494186</text:p>
          </table:table-cell>
          <table:table-cell/>
          <table:table-cell office:value-type="float" office:value="11">
            <text:p>11</text:p>
          </table:table-cell>
          <table:table-cell table:formula="of:=[.B29]/10000000" office:value-type="float" office:value="280.1466865">
            <text:p>280.1466865</text:p>
          </table:table-cell>
          <table:table-cell table:formula="of:=[.C29]/10000000" office:value-type="float" office:value="88.0027321">
            <text:p>88.0027321</text:p>
          </table:table-cell>
          <table:table-cell table:formula="of:=[.D29]/10000000" office:value-type="float" office:value="88.0027321">
            <text:p>88.0027321</text:p>
          </table:table-cell>
          <table:table-cell table:formula="of:=[.E29]/10000000" office:value-type="float" office:value="0">
            <text:p>0</text:p>
          </table:table-cell>
          <table:table-cell table:formula="of:=[.F29]/10000000" office:value-type="float" office:value="0">
            <text:p>0</text:p>
          </table:table-cell>
          <table:table-cell table:formula="of:=[.J29]+[.K29]+[.N29]" office:value-type="float" office:value="368.1494186">
            <text:p>368.1494186</text:p>
          </table:table-cell>
          <table:table-cell/>
          <table:table-cell table:formula="of:=[.J29]/[.O29]" office:value-type="float" office:value="0.760959198483439">
            <text:p>0.7609591985</text:p>
          </table:table-cell>
          <table:table-cell table:formula="of:=[.K29]/[.O29]" office:value-type="float" office:value="0.239040801516561">
            <text:p>0.2390408015</text:p>
          </table:table-cell>
          <table:table-cell table:formula="of:=[.N29]/[.O29]" office:value-type="float" office:value="0">
            <text:p>0</text:p>
          </table:table-cell>
          <table:table-cell/>
          <table:table-cell office:value-type="string">
            <text:p>low</text:p>
          </table:table-cell>
          <table:table-cell table:formula="of:=MIN([.Q19:.Q31])" office:value-type="float" office:value="0.541317499525824">
            <text:p>0.541317499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21708890">
            <text:p>2021708890</text:p>
          </table:table-cell>
          <table:table-cell table:formula="of:=[.D30]+[.E30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f:=[.B30]+[.C30]+[.F30]" office:value-type="float" office:value="2021708890">
            <text:p>2021708890</text:p>
          </table:table-cell>
          <table:table-cell/>
          <table:table-cell office:value-type="float" office:value="12">
            <text:p>12</text:p>
          </table:table-cell>
          <table:table-cell table:formula="of:=[.B30]/10000000" office:value-type="float" office:value="202.170889">
            <text:p>202.170889</text:p>
          </table:table-cell>
          <table:table-cell table:formula="of:=[.C30]/10000000" office:value-type="float" office:value="0">
            <text:p>0</text:p>
          </table:table-cell>
          <table:table-cell table:formula="of:=[.D30]/10000000" office:value-type="float" office:value="0">
            <text:p>0</text:p>
          </table:table-cell>
          <table:table-cell table:formula="of:=[.E30]/10000000" office:value-type="float" office:value="0">
            <text:p>0</text:p>
          </table:table-cell>
          <table:table-cell table:formula="of:=[.F30]/10000000" office:value-type="float" office:value="0">
            <text:p>0</text:p>
          </table:table-cell>
          <table:table-cell table:formula="of:=[.J30]+[.K30]+[.N30]" office:value-type="float" office:value="202.170889">
            <text:p>202.170889</text:p>
          </table:table-cell>
          <table:table-cell/>
          <table:table-cell table:formula="of:=[.J30]/[.O30]" office:value-type="float" office:value="1">
            <text:p>1</text:p>
          </table:table-cell>
          <table:table-cell table:formula="of:=[.K30]/[.O30]" office:value-type="float" office:value="0">
            <text:p>0</text:p>
          </table:table-cell>
          <table:table-cell table:formula="of:=[.N30]/[.O30]" office:value-type="float" office:value="0">
            <text:p>0</text:p>
          </table:table-cell>
          <table:table-cell/>
          <table:table-cell office:value-type="string">
            <text:p>q1</text:p>
          </table:table-cell>
          <table:table-cell table:formula="of:=QUARTILE([.Q19:.Q31];1)" office:value-type="float" office:value="0.716642557111922">
            <text:p>0.7166425571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667684196">
            <text:p>5667684196</text:p>
          </table:table-cell>
          <table:table-cell table:formula="of:=[.D31]+[.E31]" office:value-type="float" office:value="622855681">
            <text:p>622855681</text:p>
          </table:table-cell>
          <table:table-cell office:value-type="float" office:value="622855681">
            <text:p>622855681</text:p>
          </table:table-cell>
          <table:table-cell office:value-type="float" office:value="0">
            <text:p>0</text:p>
          </table:table-cell>
          <table:table-cell office:value-type="float" office:value="173586835">
            <text:p>173586835</text:p>
          </table:table-cell>
          <table:table-cell table:formula="of:=[.B31]+[.C31]+[.F31]" office:value-type="float" office:value="6464126712">
            <text:p>6464126712</text:p>
          </table:table-cell>
          <table:table-cell/>
          <table:table-cell office:value-type="float" office:value="13">
            <text:p>13</text:p>
          </table:table-cell>
          <table:table-cell table:formula="of:=[.B31]/10000000" office:value-type="float" office:value="566.7684196">
            <text:p>566.7684196</text:p>
          </table:table-cell>
          <table:table-cell table:formula="of:=[.C31]/10000000" office:value-type="float" office:value="62.2855681">
            <text:p>62.2855681</text:p>
          </table:table-cell>
          <table:table-cell table:formula="of:=[.D31]/10000000" office:value-type="float" office:value="62.2855681">
            <text:p>62.2855681</text:p>
          </table:table-cell>
          <table:table-cell table:formula="of:=[.E31]/10000000" office:value-type="float" office:value="0">
            <text:p>0</text:p>
          </table:table-cell>
          <table:table-cell table:formula="of:=[.F31]/10000000" office:value-type="float" office:value="17.3586835">
            <text:p>17.3586835</text:p>
          </table:table-cell>
          <table:table-cell table:formula="of:=[.J31]+[.K31]+[.N31]" office:value-type="float" office:value="646.4126712">
            <text:p>646.4126712</text:p>
          </table:table-cell>
          <table:table-cell/>
          <table:table-cell table:formula="of:=[.J31]/[.O31]" office:value-type="float" office:value="0.876790392347742">
            <text:p>0.8767903923</text:p>
          </table:table-cell>
          <table:table-cell table:formula="of:=[.K31]/[.O31]" office:value-type="float" office:value="0.0963557350823169">
            <text:p>0.0963557351</text:p>
          </table:table-cell>
          <table:table-cell table:formula="of:=[.N31]/[.O31]" office:value-type="float" office:value="0.026853872569941">
            <text:p>0.0268538726</text:p>
          </table:table-cell>
          <table:table-cell/>
          <table:table-cell office:value-type="string">
            <text:p>median</text:p>
          </table:table-cell>
          <table:table-cell table:formula="of:=MEDIAN([.Q19:.Q31])" office:value-type="float" office:value="0.816773132071003">
            <text:p>0.8167731321</text:p>
          </table:table-cell>
          <table:table-cell table:number-columns-repeated="5"/>
        </table:table-row>
        <table:table-row table:style-name="ro2">
          <table:table-cell table:number-columns-repeated="14"/>
          <table:table-cell table:style-name="ce1" table:formula="of:=AVERAGE([.O19:.O31])" office:value-type="float" office:value="219.308537118182">
            <text:p>219.3085371182</text:p>
          </table:table-cell>
          <table:table-cell office:value-type="string">
            <text:p>Gemiddelde</text:p>
          </table:table-cell>
          <table:table-cell table:formula="of:=AVERAGE([.Q19:.Q31])" office:value-type="float" office:value="0.827822194433842">
            <text:p>0.8278221944</text:p>
          </table:table-cell>
          <table:table-cell table:formula="of:=AVERAGE([.R19:.R31])" office:value-type="float" office:value="0.169736544423436">
            <text:p>0.1697365444</text:p>
          </table:table-cell>
          <table:table-cell table:formula="of:=AVERAGE([.S19:.S31])" office:value-type="float" office:value="0.00244126114272191">
            <text:p>0.0024412611</text:p>
          </table:table-cell>
          <table:table-cell/>
          <table:table-cell office:value-type="string">
            <text:p>q3</text:p>
          </table:table-cell>
          <table:table-cell table:formula="of:=QUARTILE([.Q19:.Q31];3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ison1</text:p>
          </table:table-cell>
          <table:table-cell table:number-columns-repeated="7"/>
          <table:table-cell office:value-type="string">
            <text:p>prison1</text:p>
          </table:table-cell>
          <table:table-cell table:number-columns-repeated="7"/>
          <table:table-cell table:formula="of:=STDEV([.Q19:.Q31])" office:value-type="float" office:value="0.165481176611506">
            <text:p>0.1654811766</text:p>
          </table:table-cell>
          <table:table-cell table:formula="of:=STDEV([.R19:.R31])" office:value-type="float" office:value="0.166470941241157">
            <text:p>0.1664709412</text:p>
          </table:table-cell>
          <table:table-cell table:formula="of:=STDEV([.S19:.S31])" office:value-type="float" office:value="0.00809674722568285">
            <text:p>0.0080967472</text:p>
          </table:table-cell>
          <table:table-cell/>
          <table:table-cell office:value-type="string">
            <text:p>high</text:p>
          </table:table-cell>
          <table:table-cell table:formula="of:=MAX([.Q28:.Q40])"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ParticipantID</text:p>
          </table:table-cell>
          <table:table-cell office:value-type="string">
            <text:p>TimeSpentOnAddActions</text:p>
          </table:table-cell>
          <table:table-cell office:value-type="string">
            <text:p>TimeSpentOnAllChangeActions</text:p>
          </table:table-cell>
          <table:table-cell office:value-type="string">
            <text:p>TimeSpentOnManualChangeActions</text:p>
          </table:table-cell>
          <table:table-cell office:value-type="string">
            <text:p>TimeSpentOnAutomatedChangeActions</text:p>
          </table:table-cell>
          <table:table-cell office:value-type="string">
            <text:p>TimeSpentOnRemoveActions</text:p>
          </table:table-cell>
          <table:table-cell table:number-columns-repeated="2"/>
          <table:table-cell office:value-type="string">
            <text:p>ParticipantID</text:p>
          </table:table-cell>
          <table:table-cell office:value-type="string">
            <text:p>TimeSpentOnAddActions</text:p>
          </table:table-cell>
          <table:table-cell office:value-type="string">
            <text:p>TimeSpentOnAllChangeActions</text:p>
          </table:table-cell>
          <table:table-cell office:value-type="string">
            <text:p>TimeSpentOnManualChangeActions</text:p>
          </table:table-cell>
          <table:table-cell office:value-type="string">
            <text:p>TimeSpentOnAutomatedChangeActions</text:p>
          </table:table-cell>
          <table:table-cell office:value-type="string">
            <text:p>TimeSpentOnRemoveActions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63762150">
            <text:p>1663762150</text:p>
          </table:table-cell>
          <table:table-cell table:formula="of:=[.D35]+[.E35]" office:value-type="float" office:value="711327405">
            <text:p>711327405</text:p>
          </table:table-cell>
          <table:table-cell office:value-type="float" office:value="711327405">
            <text:p>711327405</text:p>
          </table:table-cell>
          <table:table-cell office:value-type="float" office:value="0">
            <text:p>0</text:p>
          </table:table-cell>
          <table:table-cell office:value-type="float" office:value="537800984">
            <text:p>537800984</text:p>
          </table:table-cell>
          <table:table-cell table:formula="of:=[.B35]+[.C35]+[.F35]" office:value-type="float" office:value="2912890539">
            <text:p>2912890539</text:p>
          </table:table-cell>
          <table:table-cell/>
          <table:table-cell office:value-type="float" office:value="1">
            <text:p>1</text:p>
          </table:table-cell>
          <table:table-cell table:formula="of:=[.B35]/10000000" office:value-type="float" office:value="166.376215">
            <text:p>166.376215</text:p>
          </table:table-cell>
          <table:table-cell table:formula="of:=[.C35]/10000000" office:value-type="float" office:value="71.1327405">
            <text:p>71.1327405</text:p>
          </table:table-cell>
          <table:table-cell table:formula="of:=[.D35]/10000000" office:value-type="float" office:value="71.1327405">
            <text:p>71.1327405</text:p>
          </table:table-cell>
          <table:table-cell table:formula="of:=[.E35]/10000000" office:value-type="float" office:value="0">
            <text:p>0</text:p>
          </table:table-cell>
          <table:table-cell table:formula="of:=[.F35]/10000000" office:value-type="float" office:value="53.7800984">
            <text:p>53.7800984</text:p>
          </table:table-cell>
          <table:table-cell table:formula="of:=[.J35]+[.K35]+[.N35]" office:value-type="float" office:value="291.2890539">
            <text:p>291.2890539</text:p>
          </table:table-cell>
          <table:table-cell/>
          <table:table-cell table:formula="of:=[.J35]/[.O35]" office:value-type="float" office:value="0.571172218016531">
            <text:p>0.571172218</text:p>
          </table:table-cell>
          <table:table-cell table:formula="of:=[.K35]/[.O35]" office:value-type="float" office:value="0.244199840493903">
            <text:p>0.2441998405</text:p>
          </table:table-cell>
          <table:table-cell table:formula="of:=[.N35]/[.O35]" office:value-type="float" office:value="0.184627941489565">
            <text:p>0.1846279415</text:p>
          </table:table-cell>
          <table:table-cell table:number-columns-repeated="2"/>
          <table:table-cell office:value-type="string">
            <text:p>Change/Total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8589202">
            <text:p>1068589202</text:p>
          </table:table-cell>
          <table:table-cell table:formula="of:=[.D36]+[.E36]" office:value-type="float" office:value="229529964">
            <text:p>229529964</text:p>
          </table:table-cell>
          <table:table-cell office:value-type="float" office:value="229529964">
            <text:p>229529964</text:p>
          </table:table-cell>
          <table:table-cell office:value-type="float" office:value="0">
            <text:p>0</text:p>
          </table:table-cell>
          <table:table-cell office:value-type="float" office:value="472639636">
            <text:p>472639636</text:p>
          </table:table-cell>
          <table:table-cell table:formula="of:=[.B36]+[.C36]+[.F36]" office:value-type="float" office:value="1770758802">
            <text:p>1770758802</text:p>
          </table:table-cell>
          <table:table-cell/>
          <table:table-cell office:value-type="float" office:value="2">
            <text:p>2</text:p>
          </table:table-cell>
          <table:table-cell table:formula="of:=[.B36]/10000000" office:value-type="float" office:value="106.8589202">
            <text:p>106.8589202</text:p>
          </table:table-cell>
          <table:table-cell table:formula="of:=[.C36]/10000000" office:value-type="float" office:value="22.9529964">
            <text:p>22.9529964</text:p>
          </table:table-cell>
          <table:table-cell table:formula="of:=[.D36]/10000000" office:value-type="float" office:value="22.9529964">
            <text:p>22.9529964</text:p>
          </table:table-cell>
          <table:table-cell table:formula="of:=[.E36]/10000000" office:value-type="float" office:value="0">
            <text:p>0</text:p>
          </table:table-cell>
          <table:table-cell table:formula="of:=[.F36]/10000000" office:value-type="float" office:value="47.2639636">
            <text:p>47.2639636</text:p>
          </table:table-cell>
          <table:table-cell table:formula="of:=[.J36]+[.K36]+[.N36]" office:value-type="float" office:value="177.0758802">
            <text:p>177.0758802</text:p>
          </table:table-cell>
          <table:table-cell/>
          <table:table-cell table:formula="of:=[.J36]/[.O36]" office:value-type="float" office:value="0.60346400695175">
            <text:p>0.603464007</text:p>
          </table:table-cell>
          <table:table-cell table:formula="of:=[.K36]/[.O36]" office:value-type="float" office:value="0.129622376430237">
            <text:p>0.1296223764</text:p>
          </table:table-cell>
          <table:table-cell table:formula="of:=[.N36]/[.O36]" office:value-type="float" office:value="0.266913616618013">
            <text:p>0.2669136166</text:p>
          </table:table-cell>
          <table:table-cell/>
          <table:table-cell office:value-type="string">
            <text:p>Box plot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11"/>
          <table:table-cell office:value-type="string">
            <text:p>low</text:p>
          </table:table-cell>
          <table:table-cell table:formula="of:=MIN([.R19:.R31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11"/>
          <table:table-cell office:value-type="string">
            <text:p>q1</text:p>
          </table:table-cell>
          <table:table-cell table:formula="of:=QUARTILE([.R19:.R31];1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86936856">
            <text:p>886936856</text:p>
          </table:table-cell>
          <table:table-cell table:formula="of:=[.D39]+[.E39]" office:value-type="float" office:value="449920029">
            <text:p>449920029</text:p>
          </table:table-cell>
          <table:table-cell office:value-type="float" office:value="449920029">
            <text:p>449920029</text:p>
          </table:table-cell>
          <table:table-cell office:value-type="float" office:value="0">
            <text:p>0</text:p>
          </table:table-cell>
          <table:table-cell office:value-type="float" office:value="701239500">
            <text:p>701239500</text:p>
          </table:table-cell>
          <table:table-cell table:formula="of:=[.B39]+[.C39]+[.F39]" office:value-type="float" office:value="2038096385">
            <text:p>2038096385</text:p>
          </table:table-cell>
          <table:table-cell/>
          <table:table-cell office:value-type="float" office:value="5">
            <text:p>5</text:p>
          </table:table-cell>
          <table:table-cell table:formula="of:=[.B39]/10000000" office:value-type="float" office:value="88.6936856">
            <text:p>88.6936856</text:p>
          </table:table-cell>
          <table:table-cell table:formula="of:=[.C39]/10000000" office:value-type="float" office:value="44.9920029">
            <text:p>44.9920029</text:p>
          </table:table-cell>
          <table:table-cell table:formula="of:=[.D39]/10000000" office:value-type="float" office:value="44.9920029">
            <text:p>44.9920029</text:p>
          </table:table-cell>
          <table:table-cell table:formula="of:=[.E39]/10000000" office:value-type="float" office:value="0">
            <text:p>0</text:p>
          </table:table-cell>
          <table:table-cell table:formula="of:=[.F39]/10000000" office:value-type="float" office:value="70.12395">
            <text:p>70.12395</text:p>
          </table:table-cell>
          <table:table-cell table:formula="of:=[.J39]+[.K39]+[.N39]" office:value-type="float" office:value="203.8096385">
            <text:p>203.8096385</text:p>
          </table:table-cell>
          <table:table-cell/>
          <table:table-cell table:formula="of:=[.J39]/[.O39]" office:value-type="float" office:value="0.435179053614778">
            <text:p>0.4351790536</text:p>
          </table:table-cell>
          <table:table-cell table:formula="of:=[.K39]/[.O39]" office:value-type="float" office:value="0.220755030189605">
            <text:p>0.2207550302</text:p>
          </table:table-cell>
          <table:table-cell table:formula="of:=[.N39]/[.O39]" office:value-type="float" office:value="0.344065916195617">
            <text:p>0.3440659162</text:p>
          </table:table-cell>
          <table:table-cell/>
          <table:table-cell office:value-type="string">
            <text:p>median</text:p>
          </table:table-cell>
          <table:table-cell table:formula="of:=MEDIAN([.R19:.R31])" office:value-type="float" office:value="0.183226867928997">
            <text:p>0.1832268679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18720473">
            <text:p>1318720473</text:p>
          </table:table-cell>
          <table:table-cell table:formula="of:=[.D40]+[.E40]" office:value-type="float" office:value="2264245165">
            <text:p>2264245165</text:p>
          </table:table-cell>
          <table:table-cell office:value-type="float" office:value="2264245165">
            <text:p>2264245165</text:p>
          </table:table-cell>
          <table:table-cell office:value-type="float" office:value="0">
            <text:p>0</text:p>
          </table:table-cell>
          <table:table-cell office:value-type="float" office:value="525828977">
            <text:p>525828977</text:p>
          </table:table-cell>
          <table:table-cell table:formula="of:=[.B40]+[.C40]+[.F40]" office:value-type="float" office:value="4108794615">
            <text:p>4108794615</text:p>
          </table:table-cell>
          <table:table-cell/>
          <table:table-cell office:value-type="float" office:value="6">
            <text:p>6</text:p>
          </table:table-cell>
          <table:table-cell table:formula="of:=[.B40]/10000000" office:value-type="float" office:value="131.8720473">
            <text:p>131.8720473</text:p>
          </table:table-cell>
          <table:table-cell table:formula="of:=[.C40]/10000000" office:value-type="float" office:value="226.4245165">
            <text:p>226.4245165</text:p>
          </table:table-cell>
          <table:table-cell table:formula="of:=[.D40]/10000000" office:value-type="float" office:value="226.4245165">
            <text:p>226.4245165</text:p>
          </table:table-cell>
          <table:table-cell table:formula="of:=[.E40]/10000000" office:value-type="float" office:value="0">
            <text:p>0</text:p>
          </table:table-cell>
          <table:table-cell table:formula="of:=[.F40]/10000000" office:value-type="float" office:value="52.5828977">
            <text:p>52.5828977</text:p>
          </table:table-cell>
          <table:table-cell table:formula="of:=[.J40]+[.K40]+[.N40]" office:value-type="float" office:value="410.8794615">
            <text:p>410.8794615</text:p>
          </table:table-cell>
          <table:table-cell/>
          <table:table-cell table:formula="of:=[.J40]/[.O40]" office:value-type="float" office:value="0.320950691520511">
            <text:p>0.3209506915</text:p>
          </table:table-cell>
          <table:table-cell table:formula="of:=[.K40]/[.O40]" office:value-type="float" office:value="0.551072851569146">
            <text:p>0.5510728516</text:p>
          </table:table-cell>
          <table:table-cell table:formula="of:=[.N40]/[.O40]" office:value-type="float" office:value="0.127976456910344">
            <text:p>0.1279764569</text:p>
          </table:table-cell>
          <table:table-cell/>
          <table:table-cell office:value-type="string">
            <text:p>q3</text:p>
          </table:table-cell>
          <table:table-cell table:formula="of:=QUARTILE([.R19:.R31];3)" office:value-type="float" office:value="0.283357442888078">
            <text:p>0.283357442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7953063">
            <text:p>2187953063</text:p>
          </table:table-cell>
          <table:table-cell table:formula="of:=[.D41]+[.E41]" office:value-type="float" office:value="481343413">
            <text:p>481343413</text:p>
          </table:table-cell>
          <table:table-cell office:value-type="float" office:value="481343413">
            <text:p>481343413</text:p>
          </table:table-cell>
          <table:table-cell office:value-type="float" office:value="0">
            <text:p>0</text:p>
          </table:table-cell>
          <table:table-cell office:value-type="float" office:value="377622701">
            <text:p>377622701</text:p>
          </table:table-cell>
          <table:table-cell table:formula="of:=[.B41]+[.C41]+[.F41]" office:value-type="float" office:value="3046919177">
            <text:p>3046919177</text:p>
          </table:table-cell>
          <table:table-cell/>
          <table:table-cell office:value-type="float" office:value="7">
            <text:p>7</text:p>
          </table:table-cell>
          <table:table-cell table:formula="of:=[.B41]/10000000" office:value-type="float" office:value="218.7953063">
            <text:p>218.7953063</text:p>
          </table:table-cell>
          <table:table-cell table:formula="of:=[.C41]/10000000" office:value-type="float" office:value="48.1343413">
            <text:p>48.1343413</text:p>
          </table:table-cell>
          <table:table-cell table:formula="of:=[.D41]/10000000" office:value-type="float" office:value="48.1343413">
            <text:p>48.1343413</text:p>
          </table:table-cell>
          <table:table-cell table:formula="of:=[.E41]/10000000" office:value-type="float" office:value="0">
            <text:p>0</text:p>
          </table:table-cell>
          <table:table-cell table:formula="of:=[.F41]/10000000" office:value-type="float" office:value="37.7622701">
            <text:p>37.7622701</text:p>
          </table:table-cell>
          <table:table-cell table:formula="of:=[.J41]+[.K41]+[.N41]" office:value-type="float" office:value="304.6919177">
            <text:p>304.6919177</text:p>
          </table:table-cell>
          <table:table-cell/>
          <table:table-cell table:formula="of:=[.J41]/[.O41]" office:value-type="float" office:value="0.718087003920551">
            <text:p>0.7180870039</text:p>
          </table:table-cell>
          <table:table-cell table:formula="of:=[.K41]/[.O41]" office:value-type="float" office:value="0.157977086045955">
            <text:p>0.157977086</text:p>
          </table:table-cell>
          <table:table-cell table:formula="of:=[.N41]/[.O41]" office:value-type="float" office:value="0.123935910033494">
            <text:p>0.12393591</text:p>
          </table:table-cell>
          <table:table-cell/>
          <table:table-cell office:value-type="string">
            <text:p>high</text:p>
          </table:table-cell>
          <table:table-cell table:formula="of:=MAX([.R19:.R31])" office:value-type="float" office:value="0.458682500474176">
            <text:p>0.458682500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13319383">
            <text:p>913319383</text:p>
          </table:table-cell>
          <table:table-cell table:formula="of:=[.D42]+[.E42]" office:value-type="float" office:value="470734684">
            <text:p>470734684</text:p>
          </table:table-cell>
          <table:table-cell office:value-type="float" office:value="470734684">
            <text:p>470734684</text:p>
          </table:table-cell>
          <table:table-cell table:number-columns-repeated="2" office:value-type="float" office:value="0">
            <text:p>0</text:p>
          </table:table-cell>
          <table:table-cell table:formula="of:=[.B42]+[.C42]+[.F42]" office:value-type="float" office:value="1384054067">
            <text:p>1384054067</text:p>
          </table:table-cell>
          <table:table-cell/>
          <table:table-cell office:value-type="float" office:value="8">
            <text:p>8</text:p>
          </table:table-cell>
          <table:table-cell table:formula="of:=[.B42]/10000000" office:value-type="float" office:value="91.3319383">
            <text:p>91.3319383</text:p>
          </table:table-cell>
          <table:table-cell table:formula="of:=[.C42]/10000000" office:value-type="float" office:value="47.0734684">
            <text:p>47.0734684</text:p>
          </table:table-cell>
          <table:table-cell table:formula="of:=[.D42]/10000000" office:value-type="float" office:value="47.0734684">
            <text:p>47.0734684</text:p>
          </table:table-cell>
          <table:table-cell table:formula="of:=[.E42]/10000000" office:value-type="float" office:value="0">
            <text:p>0</text:p>
          </table:table-cell>
          <table:table-cell table:formula="of:=[.F42]/10000000" office:value-type="float" office:value="0">
            <text:p>0</text:p>
          </table:table-cell>
          <table:table-cell table:formula="of:=[.J42]+[.K42]+[.N42]" office:value-type="float" office:value="138.4054067">
            <text:p>138.4054067</text:p>
          </table:table-cell>
          <table:table-cell/>
          <table:table-cell table:formula="of:=[.J42]/[.O42]" office:value-type="float" office:value="0.659887070004181">
            <text:p>0.65988707</text:p>
          </table:table-cell>
          <table:table-cell table:formula="of:=[.K42]/[.O42]" office:value-type="float" office:value="0.340112929995819">
            <text:p>0.34011293</text:p>
          </table:table-cell>
          <table:table-cell table:formula="of:=[.N42]/[.O42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45745541">
            <text:p>1545745541</text:p>
          </table:table-cell>
          <table:table-cell table:formula="of:=[.D43]+[.E43]" office:value-type="float" office:value="731983138">
            <text:p>731983138</text:p>
          </table:table-cell>
          <table:table-cell office:value-type="float" office:value="731983138">
            <text:p>731983138</text:p>
          </table:table-cell>
          <table:table-cell office:value-type="float" office:value="0">
            <text:p>0</text:p>
          </table:table-cell>
          <table:table-cell office:value-type="float" office:value="443497717">
            <text:p>443497717</text:p>
          </table:table-cell>
          <table:table-cell table:formula="of:=[.B43]+[.C43]+[.F43]" office:value-type="float" office:value="2721226396">
            <text:p>2721226396</text:p>
          </table:table-cell>
          <table:table-cell/>
          <table:table-cell office:value-type="float" office:value="9">
            <text:p>9</text:p>
          </table:table-cell>
          <table:table-cell table:formula="of:=[.B43]/10000000" office:value-type="float" office:value="154.5745541">
            <text:p>154.5745541</text:p>
          </table:table-cell>
          <table:table-cell table:formula="of:=[.C43]/10000000" office:value-type="float" office:value="73.1983138">
            <text:p>73.1983138</text:p>
          </table:table-cell>
          <table:table-cell table:formula="of:=[.D43]/10000000" office:value-type="float" office:value="73.1983138">
            <text:p>73.1983138</text:p>
          </table:table-cell>
          <table:table-cell table:formula="of:=[.E43]/10000000" office:value-type="float" office:value="0">
            <text:p>0</text:p>
          </table:table-cell>
          <table:table-cell table:formula="of:=[.F43]/10000000" office:value-type="float" office:value="44.3497717">
            <text:p>44.3497717</text:p>
          </table:table-cell>
          <table:table-cell table:formula="of:=[.J43]+[.K43]+[.N43]" office:value-type="float" office:value="272.1226396">
            <text:p>272.1226396</text:p>
          </table:table-cell>
          <table:table-cell/>
          <table:table-cell table:formula="of:=[.J43]/[.O43]" office:value-type="float" office:value="0.568032686759224">
            <text:p>0.5680326868</text:p>
          </table:table-cell>
          <table:table-cell table:formula="of:=[.K43]/[.O43]" office:value-type="float" office:value="0.268990165271056">
            <text:p>0.2689901653</text:p>
          </table:table-cell>
          <table:table-cell table:formula="of:=[.N43]/[.O43]" office:value-type="float" office:value="0.16297714796972">
            <text:p>0.162977148</text:p>
          </table:table-cell>
          <table:table-cell table:number-columns-repeated="2"/>
          <table:table-cell office:value-type="string">
            <text:p>Remove/Total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84260592">
            <text:p>684260592</text:p>
          </table:table-cell>
          <table:table-cell table:formula="of:=[.D44]+[.E44]" office:value-type="float" office:value="364674562">
            <text:p>364674562</text:p>
          </table:table-cell>
          <table:table-cell office:value-type="float" office:value="364674562">
            <text:p>364674562</text:p>
          </table:table-cell>
          <table:table-cell office:value-type="float" office:value="0">
            <text:p>0</text:p>
          </table:table-cell>
          <table:table-cell office:value-type="float" office:value="149465463">
            <text:p>149465463</text:p>
          </table:table-cell>
          <table:table-cell table:formula="of:=[.B44]+[.C44]+[.F44]" office:value-type="float" office:value="1198400617">
            <text:p>1198400617</text:p>
          </table:table-cell>
          <table:table-cell/>
          <table:table-cell office:value-type="float" office:value="10">
            <text:p>10</text:p>
          </table:table-cell>
          <table:table-cell table:formula="of:=[.B44]/10000000" office:value-type="float" office:value="68.4260592">
            <text:p>68.4260592</text:p>
          </table:table-cell>
          <table:table-cell table:formula="of:=[.C44]/10000000" office:value-type="float" office:value="36.4674562">
            <text:p>36.4674562</text:p>
          </table:table-cell>
          <table:table-cell table:formula="of:=[.D44]/10000000" office:value-type="float" office:value="36.4674562">
            <text:p>36.4674562</text:p>
          </table:table-cell>
          <table:table-cell table:formula="of:=[.E44]/10000000" office:value-type="float" office:value="0">
            <text:p>0</text:p>
          </table:table-cell>
          <table:table-cell table:formula="of:=[.F44]/10000000" office:value-type="float" office:value="14.9465463">
            <text:p>14.9465463</text:p>
          </table:table-cell>
          <table:table-cell table:formula="of:=[.J44]+[.K44]+[.N44]" office:value-type="float" office:value="119.8400617">
            <text:p>119.8400617</text:p>
          </table:table-cell>
          <table:table-cell/>
          <table:table-cell table:formula="of:=[.J44]/[.O44]" office:value-type="float" office:value="0.57097817064959">
            <text:p>0.5709781706</text:p>
          </table:table-cell>
          <table:table-cell table:formula="of:=[.K44]/[.O44]" office:value-type="float" office:value="0.304301046600679">
            <text:p>0.3043010466</text:p>
          </table:table-cell>
          <table:table-cell table:formula="of:=[.N44]/[.O44]" office:value-type="float" office:value="0.124720782749731">
            <text:p>0.1247207827</text:p>
          </table:table-cell>
          <table:table-cell/>
          <table:table-cell office:value-type="string">
            <text:p>Box plot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82293298">
            <text:p>1282293298</text:p>
          </table:table-cell>
          <table:table-cell table:formula="of:=[.D45]+[.E45]" office:value-type="float" office:value="491413833">
            <text:p>491413833</text:p>
          </table:table-cell>
          <table:table-cell office:value-type="float" office:value="491413833">
            <text:p>491413833</text:p>
          </table:table-cell>
          <table:table-cell office:value-type="float" office:value="0">
            <text:p>0</text:p>
          </table:table-cell>
          <table:table-cell office:value-type="float" office:value="208565351">
            <text:p>208565351</text:p>
          </table:table-cell>
          <table:table-cell table:formula="of:=[.B45]+[.C45]+[.F45]" office:value-type="float" office:value="1982272482">
            <text:p>1982272482</text:p>
          </table:table-cell>
          <table:table-cell/>
          <table:table-cell office:value-type="float" office:value="11">
            <text:p>11</text:p>
          </table:table-cell>
          <table:table-cell table:formula="of:=[.B45]/10000000" office:value-type="float" office:value="128.2293298">
            <text:p>128.2293298</text:p>
          </table:table-cell>
          <table:table-cell table:formula="of:=[.C45]/10000000" office:value-type="float" office:value="49.1413833">
            <text:p>49.1413833</text:p>
          </table:table-cell>
          <table:table-cell table:formula="of:=[.D45]/10000000" office:value-type="float" office:value="49.1413833">
            <text:p>49.1413833</text:p>
          </table:table-cell>
          <table:table-cell table:formula="of:=[.E45]/10000000" office:value-type="float" office:value="0">
            <text:p>0</text:p>
          </table:table-cell>
          <table:table-cell table:formula="of:=[.F45]/10000000" office:value-type="float" office:value="20.8565351">
            <text:p>20.8565351</text:p>
          </table:table-cell>
          <table:table-cell table:formula="of:=[.J45]+[.K45]+[.N45]" office:value-type="float" office:value="198.2272482">
            <text:p>198.2272482</text:p>
          </table:table-cell>
          <table:table-cell/>
          <table:table-cell table:formula="of:=[.J45]/[.O45]" office:value-type="float" office:value="0.646880441333796">
            <text:p>0.6468804413</text:p>
          </table:table-cell>
          <table:table-cell table:formula="of:=[.K45]/[.O45]" office:value-type="float" office:value="0.247904280295609">
            <text:p>0.2479042803</text:p>
          </table:table-cell>
          <table:table-cell table:formula="of:=[.N45]/[.O45]" office:value-type="float" office:value="0.105215278370595">
            <text:p>0.1052152784</text:p>
          </table:table-cell>
          <table:table-cell/>
          <table:table-cell office:value-type="string">
            <text:p>low</text:p>
          </table:table-cell>
          <table:table-cell table:formula="of:=MIN([.S19:.S31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55752735">
            <text:p>2155752735</text:p>
          </table:table-cell>
          <table:table-cell table:formula="of:=[.D46]+[.E46]" office:value-type="float" office:value="630187226">
            <text:p>630187226</text:p>
          </table:table-cell>
          <table:table-cell office:value-type="float" office:value="630187226">
            <text:p>630187226</text:p>
          </table:table-cell>
          <table:table-cell office:value-type="float" office:value="0">
            <text:p>0</text:p>
          </table:table-cell>
          <table:table-cell office:value-type="float" office:value="809972363">
            <text:p>809972363</text:p>
          </table:table-cell>
          <table:table-cell table:formula="of:=[.B46]+[.C46]+[.F46]" office:value-type="float" office:value="3595912324">
            <text:p>3595912324</text:p>
          </table:table-cell>
          <table:table-cell/>
          <table:table-cell office:value-type="float" office:value="12">
            <text:p>12</text:p>
          </table:table-cell>
          <table:table-cell table:formula="of:=[.B46]/10000000" office:value-type="float" office:value="215.5752735">
            <text:p>215.5752735</text:p>
          </table:table-cell>
          <table:table-cell table:formula="of:=[.C46]/10000000" office:value-type="float" office:value="63.0187226">
            <text:p>63.0187226</text:p>
          </table:table-cell>
          <table:table-cell table:formula="of:=[.D46]/10000000" office:value-type="float" office:value="63.0187226">
            <text:p>63.0187226</text:p>
          </table:table-cell>
          <table:table-cell table:formula="of:=[.E46]/10000000" office:value-type="float" office:value="0">
            <text:p>0</text:p>
          </table:table-cell>
          <table:table-cell table:formula="of:=[.F46]/10000000" office:value-type="float" office:value="80.9972363">
            <text:p>80.9972363</text:p>
          </table:table-cell>
          <table:table-cell table:formula="of:=[.J46]+[.K46]+[.N46]" office:value-type="float" office:value="359.5912324">
            <text:p>359.5912324</text:p>
          </table:table-cell>
          <table:table-cell/>
          <table:table-cell table:formula="of:=[.J46]/[.O46]" office:value-type="float" office:value="0.599500916808226">
            <text:p>0.5995009168</text:p>
          </table:table-cell>
          <table:table-cell table:formula="of:=[.K46]/[.O46]" office:value-type="float" office:value="0.175250998694817">
            <text:p>0.1752509987</text:p>
          </table:table-cell>
          <table:table-cell table:formula="of:=[.N46]/[.O46]" office:value-type="float" office:value="0.225248084496957">
            <text:p>0.2252480845</text:p>
          </table:table-cell>
          <table:table-cell/>
          <table:table-cell office:value-type="string">
            <text:p>q1</text:p>
          </table:table-cell>
          <table:table-cell table:formula="of:=QUARTILE([.S19:.S31];1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09839784">
            <text:p>4909839784</text:p>
          </table:table-cell>
          <table:table-cell table:formula="of:=[.D47]+[.E47]" office:value-type="float" office:value="682816000">
            <text:p>682816000</text:p>
          </table:table-cell>
          <table:table-cell office:value-type="float" office:value="682816000">
            <text:p>682816000</text:p>
          </table:table-cell>
          <table:table-cell office:value-type="float" office:value="0">
            <text:p>0</text:p>
          </table:table-cell>
          <table:table-cell office:value-type="float" office:value="117946887">
            <text:p>117946887</text:p>
          </table:table-cell>
          <table:table-cell table:formula="of:=[.B47]+[.C47]+[.F47]" office:value-type="float" office:value="5710602671">
            <text:p>5710602671</text:p>
          </table:table-cell>
          <table:table-cell/>
          <table:table-cell office:value-type="float" office:value="13">
            <text:p>13</text:p>
          </table:table-cell>
          <table:table-cell table:formula="of:=[.B47]/10000000" office:value-type="float" office:value="490.9839784">
            <text:p>490.9839784</text:p>
          </table:table-cell>
          <table:table-cell table:formula="of:=[.C47]/10000000" office:value-type="float" office:value="68.2816">
            <text:p>68.2816</text:p>
          </table:table-cell>
          <table:table-cell table:formula="of:=[.D47]/10000000" office:value-type="float" office:value="68.2816">
            <text:p>68.2816</text:p>
          </table:table-cell>
          <table:table-cell table:formula="of:=[.E47]/10000000" office:value-type="float" office:value="0">
            <text:p>0</text:p>
          </table:table-cell>
          <table:table-cell table:formula="of:=[.F47]/10000000" office:value-type="float" office:value="11.7946887">
            <text:p>11.7946887</text:p>
          </table:table-cell>
          <table:table-cell table:formula="of:=[.J47]+[.K47]+[.N47]" office:value-type="float" office:value="571.0602671">
            <text:p>571.0602671</text:p>
          </table:table-cell>
          <table:table-cell/>
          <table:table-cell table:formula="of:=[.J47]/[.O47]" office:value-type="float" office:value="0.859776115913913">
            <text:p>0.8597761159</text:p>
          </table:table-cell>
          <table:table-cell table:formula="of:=[.K47]/[.O47]" office:value-type="float" office:value="0.11956986667406">
            <text:p>0.1195698667</text:p>
          </table:table-cell>
          <table:table-cell table:formula="of:=[.N47]/[.O47]" office:value-type="float" office:value="0.0206540174120267">
            <text:p>0.0206540174</text:p>
          </table:table-cell>
          <table:table-cell/>
          <table:table-cell office:value-type="string">
            <text:p>median</text:p>
          </table:table-cell>
          <table:table-cell table:formula="of:=MEDIAN([.S19:.S31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14"/>
          <table:table-cell table:style-name="ce1" table:formula="of:=AVERAGE([.O35:.O47])" office:value-type="float" office:value="276.999346136364">
            <text:p>276.9993461364</text:p>
          </table:table-cell>
          <table:table-cell office:value-type="string">
            <text:p>Gemiddelde</text:p>
          </table:table-cell>
          <table:table-cell table:formula="of:=AVERAGE([.Q35:.Q47])" office:value-type="float" office:value="0.59580985231755">
            <text:p>0.5958098523</text:p>
          </table:table-cell>
          <table:table-cell table:formula="of:=AVERAGE([.R35:.R47])" office:value-type="float" office:value="0.250886952023717">
            <text:p>0.250886952</text:p>
          </table:table-cell>
          <table:table-cell table:formula="of:=AVERAGE([.S35:.S47])" office:value-type="float" office:value="0.153303195658733">
            <text:p>0.1533031957</text:p>
          </table:table-cell>
          <table:table-cell/>
          <table:table-cell office:value-type="string">
            <text:p>q3</text:p>
          </table:table-cell>
          <table:table-cell table:formula="of:=QUARTILE([.S19:.S31];3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corridor1</text:p>
          </table:table-cell>
          <table:table-cell table:number-columns-repeated="7"/>
          <table:table-cell office:value-type="string">
            <text:p>corridor1</text:p>
          </table:table-cell>
          <table:table-cell table:number-columns-repeated="7"/>
          <table:table-cell table:formula="of:=STDEV([.Q35:.Q47])" office:value-type="float" office:value="0.139556871268003">
            <text:p>0.1395568713</text:p>
          </table:table-cell>
          <table:table-cell table:formula="of:=STDEV([.R35:.R47])" office:value-type="float" office:value="0.121867757259897">
            <text:p>0.1218677573</text:p>
          </table:table-cell>
          <table:table-cell table:formula="of:=STDEV([.S35:.S47])" office:value-type="float" office:value="0.100637762767236">
            <text:p>0.1006377628</text:p>
          </table:table-cell>
          <table:table-cell/>
          <table:table-cell office:value-type="string">
            <text:p>high</text:p>
          </table:table-cell>
          <table:table-cell table:formula="of:=MAX([.S19:.S31])" office:value-type="float" office:value="0.026853872569941">
            <text:p>0.0268538726</text:p>
          </table:table-cell>
          <table:table-cell table:number-columns-repeated="5"/>
        </table:table-row>
        <table:table-row table:style-name="ro3">
          <table:table-cell office:value-type="string">
            <text:p>ParticipantID</text:p>
          </table:table-cell>
          <table:table-cell office:value-type="string">
            <text:p>TimeSpentOnAddActions</text:p>
          </table:table-cell>
          <table:table-cell office:value-type="string">
            <text:p>TimeSpentOnAllChangeActions</text:p>
          </table:table-cell>
          <table:table-cell office:value-type="string">
            <text:p>TimeSpentOnManualChangeActions</text:p>
          </table:table-cell>
          <table:table-cell office:value-type="string">
            <text:p>TimeSpentOnAutomatedChangeActions</text:p>
          </table:table-cell>
          <table:table-cell office:value-type="string">
            <text:p>TimeSpentOnRemoveActions</text:p>
          </table:table-cell>
          <table:table-cell table:number-columns-repeated="2"/>
          <table:table-cell office:value-type="string">
            <text:p>ParticipantID</text:p>
          </table:table-cell>
          <table:table-cell office:value-type="string">
            <text:p>TimeSpentOnAddActions</text:p>
          </table:table-cell>
          <table:table-cell office:value-type="string">
            <text:p>TimeSpentOnAllChangeActions</text:p>
          </table:table-cell>
          <table:table-cell office:value-type="string">
            <text:p>TimeSpentOnManualChangeActions</text:p>
          </table:table-cell>
          <table:table-cell office:value-type="string">
            <text:p>TimeSpentOnAutomatedChangeActions</text:p>
          </table:table-cell>
          <table:table-cell office:value-type="string">
            <text:p>TimeSpentOnRemoveActions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67217892">
            <text:p>1667217892</text:p>
          </table:table-cell>
          <table:table-cell table:formula="of:=[.D51]+[.E51]" office:value-type="float" office:value="941617153">
            <text:p>941617153</text:p>
          </table:table-cell>
          <table:table-cell office:value-type="float" office:value="0">
            <text:p>0</text:p>
          </table:table-cell>
          <table:table-cell office:value-type="float" office:value="941617153">
            <text:p>941617153</text:p>
          </table:table-cell>
          <table:table-cell office:value-type="float" office:value="0">
            <text:p>0</text:p>
          </table:table-cell>
          <table:table-cell table:formula="of:=[.B51]+[.C51]+[.F51]" office:value-type="float" office:value="2608835045">
            <text:p>2608835045</text:p>
          </table:table-cell>
          <table:table-cell/>
          <table:table-cell office:value-type="float" office:value="1">
            <text:p>1</text:p>
          </table:table-cell>
          <table:table-cell table:formula="of:=[.B51]/10000000" office:value-type="float" office:value="166.7217892">
            <text:p>166.7217892</text:p>
          </table:table-cell>
          <table:table-cell table:formula="of:=[.C51]/10000000" office:value-type="float" office:value="94.1617153">
            <text:p>94.1617153</text:p>
          </table:table-cell>
          <table:table-cell table:formula="of:=[.D51]/10000000" office:value-type="float" office:value="0">
            <text:p>0</text:p>
          </table:table-cell>
          <table:table-cell table:formula="of:=[.E51]/10000000" office:value-type="float" office:value="94.1617153">
            <text:p>94.1617153</text:p>
          </table:table-cell>
          <table:table-cell table:formula="of:=[.F51]/10000000" office:value-type="float" office:value="0">
            <text:p>0</text:p>
          </table:table-cell>
          <table:table-cell table:formula="of:=[.J51]+[.K51]+[.N51]" office:value-type="float" office:value="260.8835045">
            <text:p>260.8835045</text:p>
          </table:table-cell>
          <table:table-cell/>
          <table:table-cell table:formula="of:=[.J51]/[.O51]" office:value-type="float" office:value="0.639066044131587">
            <text:p>0.6390660441</text:p>
          </table:table-cell>
          <table:table-cell table:formula="of:=[.K51]/[.O51]" office:value-type="float" office:value="0.360933955868413">
            <text:p>0.3609339559</text:p>
          </table:table-cell>
          <table:table-cell table:formula="of:=[.N51]/[.O51]" office:value-type="float" office:value="0">
            <text:p>0</text:p>
          </table:table-cell>
          <table:table-cell/>
          <table:table-cell office:value-type="string">
            <text:p>Prison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0872917">
            <text:p>2580872917</text:p>
          </table:table-cell>
          <table:table-cell table:formula="of:=[.D52]+[.E52]" office:value-type="float" office:value="810148262">
            <text:p>810148262</text:p>
          </table:table-cell>
          <table:table-cell office:value-type="float" office:value="312507978">
            <text:p>312507978</text:p>
          </table:table-cell>
          <table:table-cell office:value-type="float" office:value="497640284">
            <text:p>497640284</text:p>
          </table:table-cell>
          <table:table-cell office:value-type="float" office:value="0">
            <text:p>0</text:p>
          </table:table-cell>
          <table:table-cell table:formula="of:=[.B52]+[.C52]+[.F52]" office:value-type="float" office:value="3391021179">
            <text:p>3391021179</text:p>
          </table:table-cell>
          <table:table-cell/>
          <table:table-cell office:value-type="float" office:value="2">
            <text:p>2</text:p>
          </table:table-cell>
          <table:table-cell table:formula="of:=[.B52]/10000000" office:value-type="float" office:value="258.0872917">
            <text:p>258.0872917</text:p>
          </table:table-cell>
          <table:table-cell table:formula="of:=[.C52]/10000000" office:value-type="float" office:value="81.0148262">
            <text:p>81.0148262</text:p>
          </table:table-cell>
          <table:table-cell table:formula="of:=[.D52]/10000000" office:value-type="float" office:value="31.2507978">
            <text:p>31.2507978</text:p>
          </table:table-cell>
          <table:table-cell table:formula="of:=[.E52]/10000000" office:value-type="float" office:value="49.7640284">
            <text:p>49.7640284</text:p>
          </table:table-cell>
          <table:table-cell table:formula="of:=[.F52]/10000000" office:value-type="float" office:value="0">
            <text:p>0</text:p>
          </table:table-cell>
          <table:table-cell table:formula="of:=[.J52]+[.K52]+[.N52]" office:value-type="float" office:value="339.1021179">
            <text:p>339.1021179</text:p>
          </table:table-cell>
          <table:table-cell/>
          <table:table-cell table:formula="of:=[.J52]/[.O52]" office:value-type="float" office:value="0.761090179260128">
            <text:p>0.7610901793</text:p>
          </table:table-cell>
          <table:table-cell table:formula="of:=[.K52]/[.O52]" office:value-type="float" office:value="0.238909820739872">
            <text:p>0.2389098207</text:p>
          </table:table-cell>
          <table:table-cell table:formula="of:=[.N52]/[.O52]" office:value-type="float" office:value="0">
            <text:p>0</text:p>
          </table:table-cell>
          <table:table-cell table:number-columns-repeated="2"/>
          <table:table-cell office:value-type="string">
            <text:p>Add/total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3"/>
          <table:table-cell table:number-columns-repeated="3"/>
          <table:table-cell office:value-type="float" office:value="3">
            <text:p>3</text:p>
          </table:table-cell>
          <table:table-cell table:number-columns-repeated="11"/>
          <table:table-cell office:value-type="string">
            <text:p>Box plot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3"/>
          <table:table-cell table:number-columns-repeated="3"/>
          <table:table-cell office:value-type="float" office:value="4">
            <text:p>4</text:p>
          </table:table-cell>
          <table:table-cell table:number-columns-repeated="11"/>
          <table:table-cell office:value-type="string">
            <text:p>low</text:p>
          </table:table-cell>
          <table:table-cell table:formula="of:=MIN([.Q35:.Q47])" office:value-type="float" office:value="0.320950691520511">
            <text:p>0.320950691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48815635">
            <text:p>3048815635</text:p>
          </table:table-cell>
          <table:table-cell table:formula="of:=[.D55]+[.E55]" office:value-type="float" office:value="848408724">
            <text:p>848408724</text:p>
          </table:table-cell>
          <table:table-cell office:value-type="float" office:value="0">
            <text:p>0</text:p>
          </table:table-cell>
          <table:table-cell office:value-type="float" office:value="848408724">
            <text:p>848408724</text:p>
          </table:table-cell>
          <table:table-cell office:value-type="float" office:value="0">
            <text:p>0</text:p>
          </table:table-cell>
          <table:table-cell table:formula="of:=[.B55]+[.C55]+[.F55]" office:value-type="float" office:value="3897224359">
            <text:p>3897224359</text:p>
          </table:table-cell>
          <table:table-cell/>
          <table:table-cell office:value-type="float" office:value="5">
            <text:p>5</text:p>
          </table:table-cell>
          <table:table-cell table:formula="of:=[.B55]/10000000" office:value-type="float" office:value="304.8815635">
            <text:p>304.8815635</text:p>
          </table:table-cell>
          <table:table-cell table:formula="of:=[.C55]/10000000" office:value-type="float" office:value="84.8408724">
            <text:p>84.8408724</text:p>
          </table:table-cell>
          <table:table-cell table:formula="of:=[.D55]/10000000" office:value-type="float" office:value="0">
            <text:p>0</text:p>
          </table:table-cell>
          <table:table-cell table:formula="of:=[.E55]/10000000" office:value-type="float" office:value="84.8408724">
            <text:p>84.8408724</text:p>
          </table:table-cell>
          <table:table-cell table:formula="of:=[.F55]/10000000" office:value-type="float" office:value="0">
            <text:p>0</text:p>
          </table:table-cell>
          <table:table-cell table:formula="of:=[.J55]+[.K55]+[.N55]" office:value-type="float" office:value="389.7224359">
            <text:p>389.7224359</text:p>
          </table:table-cell>
          <table:table-cell/>
          <table:table-cell table:formula="of:=[.J55]/[.O55]" office:value-type="float" office:value="0.782304366942401">
            <text:p>0.7823043669</text:p>
          </table:table-cell>
          <table:table-cell table:formula="of:=[.K55]/[.O55]" office:value-type="float" office:value="0.217695633057599">
            <text:p>0.2176956331</text:p>
          </table:table-cell>
          <table:table-cell table:formula="of:=[.N55]/[.O55]" office:value-type="float" office:value="0">
            <text:p>0</text:p>
          </table:table-cell>
          <table:table-cell/>
          <table:table-cell office:value-type="string">
            <text:p>q1</text:p>
          </table:table-cell>
          <table:table-cell table:formula="of:=QUARTILE([.Q35:.Q47];1)" office:value-type="float" office:value="0.569505428704407">
            <text:p>0.5695054287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64493293">
            <text:p>1864493293</text:p>
          </table:table-cell>
          <table:table-cell table:formula="of:=[.D56]+[.E56]" office:value-type="float" office:value="1356330942">
            <text:p>1356330942</text:p>
          </table:table-cell>
          <table:table-cell office:value-type="float" office:value="0">
            <text:p>0</text:p>
          </table:table-cell>
          <table:table-cell office:value-type="float" office:value="1356330942">
            <text:p>1356330942</text:p>
          </table:table-cell>
          <table:table-cell office:value-type="float" office:value="0">
            <text:p>0</text:p>
          </table:table-cell>
          <table:table-cell table:formula="of:=[.B56]+[.C56]+[.F56]" office:value-type="float" office:value="3220824235">
            <text:p>3220824235</text:p>
          </table:table-cell>
          <table:table-cell/>
          <table:table-cell office:value-type="float" office:value="6">
            <text:p>6</text:p>
          </table:table-cell>
          <table:table-cell table:formula="of:=[.B56]/10000000" office:value-type="float" office:value="186.4493293">
            <text:p>186.4493293</text:p>
          </table:table-cell>
          <table:table-cell table:formula="of:=[.C56]/10000000" office:value-type="float" office:value="135.6330942">
            <text:p>135.6330942</text:p>
          </table:table-cell>
          <table:table-cell table:formula="of:=[.D56]/10000000" office:value-type="float" office:value="0">
            <text:p>0</text:p>
          </table:table-cell>
          <table:table-cell table:formula="of:=[.E56]/10000000" office:value-type="float" office:value="135.6330942">
            <text:p>135.6330942</text:p>
          </table:table-cell>
          <table:table-cell table:formula="of:=[.F56]/10000000" office:value-type="float" office:value="0">
            <text:p>0</text:p>
          </table:table-cell>
          <table:table-cell table:formula="of:=[.J56]+[.K56]+[.N56]" office:value-type="float" office:value="322.0824235">
            <text:p>322.0824235</text:p>
          </table:table-cell>
          <table:table-cell/>
          <table:table-cell table:formula="of:=[.J56]/[.O56]" office:value-type="float" office:value="0.578887004369551">
            <text:p>0.5788870044</text:p>
          </table:table-cell>
          <table:table-cell table:formula="of:=[.K56]/[.O56]" office:value-type="float" office:value="0.421112995630449">
            <text:p>0.4211129956</text:p>
          </table:table-cell>
          <table:table-cell table:formula="of:=[.N56]/[.O56]" office:value-type="float" office:value="0">
            <text:p>0</text:p>
          </table:table-cell>
          <table:table-cell/>
          <table:table-cell office:value-type="string">
            <text:p>median</text:p>
          </table:table-cell>
          <table:table-cell table:formula="of:=MEDIAN([.Q35:.Q47])" office:value-type="float" office:value="0.599500916808226">
            <text:p>0.5995009168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35547435">
            <text:p>3535547435</text:p>
          </table:table-cell>
          <table:table-cell table:formula="of:=[.D57]+[.E57]" office:value-type="float" office:value="833257148">
            <text:p>833257148</text:p>
          </table:table-cell>
          <table:table-cell office:value-type="float" office:value="229578442">
            <text:p>229578442</text:p>
          </table:table-cell>
          <table:table-cell office:value-type="float" office:value="603678706">
            <text:p>603678706</text:p>
          </table:table-cell>
          <table:table-cell office:value-type="float" office:value="0">
            <text:p>0</text:p>
          </table:table-cell>
          <table:table-cell table:formula="of:=[.B57]+[.C57]+[.F57]" office:value-type="float" office:value="4368804583">
            <text:p>4368804583</text:p>
          </table:table-cell>
          <table:table-cell/>
          <table:table-cell office:value-type="float" office:value="7">
            <text:p>7</text:p>
          </table:table-cell>
          <table:table-cell table:formula="of:=[.B57]/10000000" office:value-type="float" office:value="353.5547435">
            <text:p>353.5547435</text:p>
          </table:table-cell>
          <table:table-cell table:formula="of:=[.C57]/10000000" office:value-type="float" office:value="83.3257148">
            <text:p>83.3257148</text:p>
          </table:table-cell>
          <table:table-cell table:formula="of:=[.D57]/10000000" office:value-type="float" office:value="22.9578442">
            <text:p>22.9578442</text:p>
          </table:table-cell>
          <table:table-cell table:formula="of:=[.E57]/10000000" office:value-type="float" office:value="60.3678706">
            <text:p>60.3678706</text:p>
          </table:table-cell>
          <table:table-cell table:formula="of:=[.F57]/10000000" office:value-type="float" office:value="0">
            <text:p>0</text:p>
          </table:table-cell>
          <table:table-cell table:formula="of:=[.J57]+[.K57]+[.N57]" office:value-type="float" office:value="436.8804583">
            <text:p>436.8804583</text:p>
          </table:table-cell>
          <table:table-cell/>
          <table:table-cell table:formula="of:=[.J57]/[.O57]" office:value-type="float" office:value="0.809271133059512">
            <text:p>0.8092711331</text:p>
          </table:table-cell>
          <table:table-cell table:formula="of:=[.K57]/[.O57]" office:value-type="float" office:value="0.190728866940488">
            <text:p>0.1907288669</text:p>
          </table:table-cell>
          <table:table-cell table:formula="of:=[.N57]/[.O57]" office:value-type="float" office:value="0">
            <text:p>0</text:p>
          </table:table-cell>
          <table:table-cell/>
          <table:table-cell office:value-type="string">
            <text:p>q3</text:p>
          </table:table-cell>
          <table:table-cell table:formula="of:=QUARTILE([.Q35:.Q47];3)" office:value-type="float" office:value="0.653383755668989">
            <text:p>0.6533837557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0819150">
            <text:p>1020819150</text:p>
          </table:table-cell>
          <table:table-cell table:formula="of:=[.D58]+[.E58]" office:value-type="float" office:value="309742529">
            <text:p>309742529</text:p>
          </table:table-cell>
          <table:table-cell office:value-type="float" office:value="309742529">
            <text:p>309742529</text:p>
          </table:table-cell>
          <table:table-cell table:number-columns-repeated="2" office:value-type="float" office:value="0">
            <text:p>0</text:p>
          </table:table-cell>
          <table:table-cell table:formula="of:=[.B58]+[.C58]+[.F58]" office:value-type="float" office:value="1330561679">
            <text:p>1330561679</text:p>
          </table:table-cell>
          <table:table-cell/>
          <table:table-cell office:value-type="float" office:value="8">
            <text:p>8</text:p>
          </table:table-cell>
          <table:table-cell table:formula="of:=[.B58]/10000000" office:value-type="float" office:value="102.081915">
            <text:p>102.081915</text:p>
          </table:table-cell>
          <table:table-cell table:formula="of:=[.C58]/10000000" office:value-type="float" office:value="30.9742529">
            <text:p>30.9742529</text:p>
          </table:table-cell>
          <table:table-cell table:formula="of:=[.D58]/10000000" office:value-type="float" office:value="30.9742529">
            <text:p>30.9742529</text:p>
          </table:table-cell>
          <table:table-cell table:formula="of:=[.E58]/10000000" office:value-type="float" office:value="0">
            <text:p>0</text:p>
          </table:table-cell>
          <table:table-cell table:formula="of:=[.F58]/10000000" office:value-type="float" office:value="0">
            <text:p>0</text:p>
          </table:table-cell>
          <table:table-cell table:formula="of:=[.J58]+[.K58]+[.N58]" office:value-type="float" office:value="133.0561679">
            <text:p>133.0561679</text:p>
          </table:table-cell>
          <table:table-cell/>
          <table:table-cell table:formula="of:=[.J58]/[.O58]" office:value-type="float" office:value="0.767209191510167">
            <text:p>0.7672091915</text:p>
          </table:table-cell>
          <table:table-cell table:formula="of:=[.K58]/[.O58]" office:value-type="float" office:value="0.232790808489833">
            <text:p>0.2327908085</text:p>
          </table:table-cell>
          <table:table-cell table:formula="of:=[.N58]/[.O58]" office:value-type="float" office:value="0">
            <text:p>0</text:p>
          </table:table-cell>
          <table:table-cell/>
          <table:table-cell office:value-type="string">
            <text:p>high</text:p>
          </table:table-cell>
          <table:table-cell table:formula="of:=MAX([.Q35:.Q47])" office:value-type="float" office:value="0.859776115913913">
            <text:p>0.859776115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62810693">
            <text:p>1762810693</text:p>
          </table:table-cell>
          <table:table-cell table:formula="of:=[.D59]+[.E59]" office:value-type="float" office:value="581090796">
            <text:p>581090796</text:p>
          </table:table-cell>
          <table:table-cell office:value-type="float" office:value="0">
            <text:p>0</text:p>
          </table:table-cell>
          <table:table-cell office:value-type="float" office:value="581090796">
            <text:p>581090796</text:p>
          </table:table-cell>
          <table:table-cell office:value-type="float" office:value="0">
            <text:p>0</text:p>
          </table:table-cell>
          <table:table-cell table:formula="of:=[.B59]+[.C59]+[.F59]" office:value-type="float" office:value="2343901489">
            <text:p>2343901489</text:p>
          </table:table-cell>
          <table:table-cell/>
          <table:table-cell office:value-type="float" office:value="9">
            <text:p>9</text:p>
          </table:table-cell>
          <table:table-cell table:formula="of:=[.B59]/10000000" office:value-type="float" office:value="176.2810693">
            <text:p>176.2810693</text:p>
          </table:table-cell>
          <table:table-cell table:formula="of:=[.C59]/10000000" office:value-type="float" office:value="58.1090796">
            <text:p>58.1090796</text:p>
          </table:table-cell>
          <table:table-cell table:formula="of:=[.D59]/10000000" office:value-type="float" office:value="0">
            <text:p>0</text:p>
          </table:table-cell>
          <table:table-cell table:formula="of:=[.E59]/10000000" office:value-type="float" office:value="58.1090796">
            <text:p>58.1090796</text:p>
          </table:table-cell>
          <table:table-cell table:formula="of:=[.F59]/10000000" office:value-type="float" office:value="0">
            <text:p>0</text:p>
          </table:table-cell>
          <table:table-cell table:formula="of:=[.J59]+[.K59]+[.N59]" office:value-type="float" office:value="234.3901489">
            <text:p>234.3901489</text:p>
          </table:table-cell>
          <table:table-cell/>
          <table:table-cell table:formula="of:=[.J59]/[.O59]" office:value-type="float" office:value="0.752083951169844">
            <text:p>0.7520839512</text:p>
          </table:table-cell>
          <table:table-cell table:formula="of:=[.K59]/[.O59]" office:value-type="float" office:value="0.247916048830156">
            <text:p>0.2479160488</text:p>
          </table:table-cell>
          <table:table-cell table:formula="of:=[.N59]/[.O59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83227929">
            <text:p>2183227929</text:p>
          </table:table-cell>
          <table:table-cell table:formula="of:=[.D60]+[.E60]" office:value-type="float" office:value="488730987">
            <text:p>488730987</text:p>
          </table:table-cell>
          <table:table-cell office:value-type="float" office:value="0">
            <text:p>0</text:p>
          </table:table-cell>
          <table:table-cell office:value-type="float" office:value="488730987">
            <text:p>488730987</text:p>
          </table:table-cell>
          <table:table-cell office:value-type="float" office:value="0">
            <text:p>0</text:p>
          </table:table-cell>
          <table:table-cell table:formula="of:=[.B60]+[.C60]+[.F60]" office:value-type="float" office:value="2671958916">
            <text:p>2671958916</text:p>
          </table:table-cell>
          <table:table-cell/>
          <table:table-cell office:value-type="float" office:value="10">
            <text:p>10</text:p>
          </table:table-cell>
          <table:table-cell table:formula="of:=[.B60]/10000000" office:value-type="float" office:value="218.3227929">
            <text:p>218.3227929</text:p>
          </table:table-cell>
          <table:table-cell table:formula="of:=[.C60]/10000000" office:value-type="float" office:value="48.8730987">
            <text:p>48.8730987</text:p>
          </table:table-cell>
          <table:table-cell table:formula="of:=[.D60]/10000000" office:value-type="float" office:value="0">
            <text:p>0</text:p>
          </table:table-cell>
          <table:table-cell table:formula="of:=[.E60]/10000000" office:value-type="float" office:value="48.8730987">
            <text:p>48.8730987</text:p>
          </table:table-cell>
          <table:table-cell table:formula="of:=[.F60]/10000000" office:value-type="float" office:value="0">
            <text:p>0</text:p>
          </table:table-cell>
          <table:table-cell table:formula="of:=[.J60]+[.K60]+[.N60]" office:value-type="float" office:value="267.1958916">
            <text:p>267.1958916</text:p>
          </table:table-cell>
          <table:table-cell/>
          <table:table-cell table:formula="of:=[.J60]/[.O60]" office:value-type="float" office:value="0.817088884086719">
            <text:p>0.8170888841</text:p>
          </table:table-cell>
          <table:table-cell table:formula="of:=[.K60]/[.O60]" office:value-type="float" office:value="0.182911115913281">
            <text:p>0.1829111159</text:p>
          </table:table-cell>
          <table:table-cell table:formula="of:=[.N60]/[.O60]" office:value-type="float" office:value="0">
            <text:p>0</text:p>
          </table:table-cell>
          <table:table-cell table:number-columns-repeated="2"/>
          <table:table-cell office:value-type="string">
            <text:p>Change/Total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26838081">
            <text:p>2426838081</text:p>
          </table:table-cell>
          <table:table-cell table:formula="of:=[.D61]+[.E61]" office:value-type="float" office:value="1019954366">
            <text:p>1019954366</text:p>
          </table:table-cell>
          <table:table-cell office:value-type="float" office:value="350782501">
            <text:p>350782501</text:p>
          </table:table-cell>
          <table:table-cell office:value-type="float" office:value="669171865">
            <text:p>669171865</text:p>
          </table:table-cell>
          <table:table-cell office:value-type="float" office:value="0">
            <text:p>0</text:p>
          </table:table-cell>
          <table:table-cell table:formula="of:=[.B61]+[.C61]+[.F61]" office:value-type="float" office:value="3446792447">
            <text:p>3446792447</text:p>
          </table:table-cell>
          <table:table-cell/>
          <table:table-cell office:value-type="float" office:value="11">
            <text:p>11</text:p>
          </table:table-cell>
          <table:table-cell table:formula="of:=[.B61]/10000000" office:value-type="float" office:value="242.6838081">
            <text:p>242.6838081</text:p>
          </table:table-cell>
          <table:table-cell table:formula="of:=[.C61]/10000000" office:value-type="float" office:value="101.9954366">
            <text:p>101.9954366</text:p>
          </table:table-cell>
          <table:table-cell table:formula="of:=[.D61]/10000000" office:value-type="float" office:value="35.0782501">
            <text:p>35.0782501</text:p>
          </table:table-cell>
          <table:table-cell table:formula="of:=[.E61]/10000000" office:value-type="float" office:value="66.9171865">
            <text:p>66.9171865</text:p>
          </table:table-cell>
          <table:table-cell table:formula="of:=[.F61]/10000000" office:value-type="float" office:value="0">
            <text:p>0</text:p>
          </table:table-cell>
          <table:table-cell table:formula="of:=[.J61]+[.K61]+[.N61]" office:value-type="float" office:value="344.6792447">
            <text:p>344.6792447</text:p>
          </table:table-cell>
          <table:table-cell/>
          <table:table-cell table:formula="of:=[.J61]/[.O61]" office:value-type="float" office:value="0.704085934478665">
            <text:p>0.7040859345</text:p>
          </table:table-cell>
          <table:table-cell table:formula="of:=[.K61]/[.O61]" office:value-type="float" office:value="0.295914065521335">
            <text:p>0.2959140655</text:p>
          </table:table-cell>
          <table:table-cell table:formula="of:=[.N61]/[.O61]" office:value-type="float" office:value="0">
            <text:p>0</text:p>
          </table:table-cell>
          <table:table-cell/>
          <table:table-cell office:value-type="string">
            <text:p>Box plot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56047921">
            <text:p>3156047921</text:p>
          </table:table-cell>
          <table:table-cell table:formula="of:=[.D62]+[.E62]" office:value-type="float" office:value="2285975905">
            <text:p>2285975905</text:p>
          </table:table-cell>
          <table:table-cell office:value-type="float" office:value="794031384">
            <text:p>794031384</text:p>
          </table:table-cell>
          <table:table-cell office:value-type="float" office:value="1491944521">
            <text:p>1491944521</text:p>
          </table:table-cell>
          <table:table-cell office:value-type="float" office:value="0">
            <text:p>0</text:p>
          </table:table-cell>
          <table:table-cell table:formula="of:=[.B62]+[.C62]+[.F62]" office:value-type="float" office:value="5442023826">
            <text:p>5442023826</text:p>
          </table:table-cell>
          <table:table-cell/>
          <table:table-cell office:value-type="float" office:value="12">
            <text:p>12</text:p>
          </table:table-cell>
          <table:table-cell table:formula="of:=[.B62]/10000000" office:value-type="float" office:value="315.6047921">
            <text:p>315.6047921</text:p>
          </table:table-cell>
          <table:table-cell table:formula="of:=[.C62]/10000000" office:value-type="float" office:value="228.5975905">
            <text:p>228.5975905</text:p>
          </table:table-cell>
          <table:table-cell table:formula="of:=[.D62]/10000000" office:value-type="float" office:value="79.4031384">
            <text:p>79.4031384</text:p>
          </table:table-cell>
          <table:table-cell table:formula="of:=[.E62]/10000000" office:value-type="float" office:value="149.1944521">
            <text:p>149.1944521</text:p>
          </table:table-cell>
          <table:table-cell table:formula="of:=[.F62]/10000000" office:value-type="float" office:value="0">
            <text:p>0</text:p>
          </table:table-cell>
          <table:table-cell table:formula="of:=[.J62]+[.K62]+[.N62]" office:value-type="float" office:value="544.2023826">
            <text:p>544.2023826</text:p>
          </table:table-cell>
          <table:table-cell/>
          <table:table-cell table:formula="of:=[.J62]/[.O62]" office:value-type="float" office:value="0.579940114543703">
            <text:p>0.5799401145</text:p>
          </table:table-cell>
          <table:table-cell table:formula="of:=[.K62]/[.O62]" office:value-type="float" office:value="0.420059885456297">
            <text:p>0.4200598855</text:p>
          </table:table-cell>
          <table:table-cell table:formula="of:=[.N62]/[.O62]" office:value-type="float" office:value="0">
            <text:p>0</text:p>
          </table:table-cell>
          <table:table-cell/>
          <table:table-cell office:value-type="string">
            <text:p>low</text:p>
          </table:table-cell>
          <table:table-cell table:formula="of:=MIN([.R35:.R47])" office:value-type="float" office:value="0.11956986667406">
            <text:p>0.1195698667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64903874">
            <text:p>3564903874</text:p>
          </table:table-cell>
          <table:table-cell table:formula="of:=[.D63]+[.E63]" office:value-type="float" office:value="2485305853">
            <text:p>2485305853</text:p>
          </table:table-cell>
          <table:table-cell office:value-type="float" office:value="1791091611">
            <text:p>1791091611</text:p>
          </table:table-cell>
          <table:table-cell office:value-type="float" office:value="694214242">
            <text:p>694214242</text:p>
          </table:table-cell>
          <table:table-cell office:value-type="float" office:value="165851906">
            <text:p>165851906</text:p>
          </table:table-cell>
          <table:table-cell table:formula="of:=[.B63]+[.C63]+[.F63]" office:value-type="float" office:value="6216061633">
            <text:p>6216061633</text:p>
          </table:table-cell>
          <table:table-cell/>
          <table:table-cell office:value-type="float" office:value="13">
            <text:p>13</text:p>
          </table:table-cell>
          <table:table-cell table:formula="of:=[.B63]/10000000" office:value-type="float" office:value="356.4903874">
            <text:p>356.4903874</text:p>
          </table:table-cell>
          <table:table-cell table:formula="of:=[.C63]/10000000" office:value-type="float" office:value="248.5305853">
            <text:p>248.5305853</text:p>
          </table:table-cell>
          <table:table-cell table:formula="of:=[.D63]/10000000" office:value-type="float" office:value="179.1091611">
            <text:p>179.1091611</text:p>
          </table:table-cell>
          <table:table-cell table:formula="of:=[.E63]/10000000" office:value-type="float" office:value="69.4214242">
            <text:p>69.4214242</text:p>
          </table:table-cell>
          <table:table-cell table:formula="of:=[.F63]/10000000" office:value-type="float" office:value="16.5851906">
            <text:p>16.5851906</text:p>
          </table:table-cell>
          <table:table-cell table:formula="of:=[.J63]+[.K63]+[.N63]" office:value-type="float" office:value="621.6061633">
            <text:p>621.6061633</text:p>
          </table:table-cell>
          <table:table-cell/>
          <table:table-cell table:formula="of:=[.J63]/[.O63]" office:value-type="float" office:value="0.573498797868177">
            <text:p>0.5734987979</text:p>
          </table:table-cell>
          <table:table-cell table:formula="of:=[.K63]/[.O63]" office:value-type="float" office:value="0.399820014622432">
            <text:p>0.3998200146</text:p>
          </table:table-cell>
          <table:table-cell table:formula="of:=[.N63]/[.O63]" office:value-type="float" office:value="0.0266811875093903">
            <text:p>0.0266811875</text:p>
          </table:table-cell>
          <table:table-cell/>
          <table:table-cell office:value-type="string">
            <text:p>q1</text:p>
          </table:table-cell>
          <table:table-cell table:formula="of:=QUARTILE([.R35:.R47];1)" office:value-type="float" office:value="0.166614042370386">
            <text:p>0.1666140424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ifference</text:p>
          </table:table-cell>
          <table:table-cell office:value-type="string">
            <text:p>Sum:</text:p>
          </table:table-cell>
          <table:table-cell table:number-columns-repeated="11"/>
          <table:table-cell table:style-name="ce1" table:formula="of:=AVERAGE([.O51:.O63])" office:value-type="float" office:value="353.981903554545">
            <text:p>353.9819035545</text:p>
          </table:table-cell>
          <table:table-cell office:value-type="string">
            <text:p>Gemiddelde</text:p>
          </table:table-cell>
          <table:table-cell table:formula="of:=AVERAGE([.Q51:.Q63])" office:value-type="float" office:value="0.705865963765496">
            <text:p>0.7058659638</text:p>
          </table:table-cell>
          <table:table-cell table:formula="of:=AVERAGE([.R51:.R63])" office:value-type="float" office:value="0.291708473733651">
            <text:p>0.2917084737</text:p>
          </table:table-cell>
          <table:table-cell table:formula="of:=AVERAGE([.S51:.S63])" office:value-type="float" office:value="0.00242556250085367">
            <text:p>0.0024255625</text:p>
          </table:table-cell>
          <table:table-cell/>
          <table:table-cell office:value-type="string">
            <text:p>median</text:p>
          </table:table-cell>
          <table:table-cell table:formula="of:=MEDIAN([.R35:.R47])" office:value-type="float" office:value="0.244199840493903">
            <text:p>0.2441998405</text:p>
          </table:table-cell>
          <table:table-cell table:number-columns-repeated="5"/>
        </table:table-row>
        <table:table-row table:style-name="ro1">
          <table:table-cell/>
          <table:table-cell table:formula="of:=[.C65]-[.C51]" office:value-type="float" office:value="0">
            <text:p>0</text:p>
          </table:table-cell>
          <table:table-cell table:formula="of:=[.D51]+[.E51]" office:value-type="float" office:value="941617153">
            <text:p>941617153</text:p>
          </table:table-cell>
          <table:table-cell table:number-columns-repeated="13"/>
          <table:table-cell table:formula="of:=STDEV([.Q51:.Q63])" office:value-type="float" office:value="0.0958239241813519">
            <text:p>0.0958239242</text:p>
          </table:table-cell>
          <table:table-cell table:formula="of:=STDEV([.R51:.R63])" office:value-type="float" office:value="0.092415359647279">
            <text:p>0.0924153596</text:p>
          </table:table-cell>
          <table:table-cell table:formula="of:=STDEV([.S51:.S63])" office:value-type="float" office:value="0.00804468072088771">
            <text:p>0.0080446807</text:p>
          </table:table-cell>
          <table:table-cell/>
          <table:table-cell office:value-type="string">
            <text:p>q3</text:p>
          </table:table-cell>
          <table:table-cell table:formula="of:=QUARTILE([.R35:.R47];3)" office:value-type="float" office:value="0.286645605935868">
            <text:p>0.2866456059</text:p>
          </table:table-cell>
          <table:table-cell table:number-columns-repeated="5"/>
        </table:table-row>
        <table:table-row table:style-name="ro1">
          <table:table-cell/>
          <table:table-cell table:formula="of:=[.C66]-[.C52]" office:value-type="float" office:value="0">
            <text:p>0</text:p>
          </table:table-cell>
          <table:table-cell table:formula="of:=[.D52]+[.E52]" office:value-type="float" office:value="810148262">
            <text:p>810148262</text:p>
          </table:table-cell>
          <table:table-cell table:number-columns-repeated="17"/>
          <table:table-cell office:value-type="string">
            <text:p>high</text:p>
          </table:table-cell>
          <table:table-cell table:formula="of:=MAX([.R35:.R47])" office:value-type="float" office:value="0.551072851569146">
            <text:p>0.5510728516</text:p>
          </table:table-cell>
          <table:table-cell table:number-columns-repeated="5"/>
        </table:table-row>
        <table:table-row table:style-name="ro1">
          <table:table-cell/>
          <table:table-cell table:formula="of:=[.C67]-[.C53]" office:value-type="float" office:value="0">
            <text:p>0</text:p>
          </table:table-cell>
          <table:table-cell table:formula="of:=[.D53]+[.E53]" office:value-type="float" office:value="0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C68]-[.C54]" office:value-type="float" office:value="0">
            <text:p>0</text:p>
          </table:table-cell>
          <table:table-cell table:formula="of:=[.D54]+[.E54]" office:value-type="float" office:value="0">
            <text:p>0</text:p>
          </table:table-cell>
          <table:table-cell table:number-columns-repeated="18"/>
          <table:table-cell office:value-type="string">
            <text:p>Remove/Total</text:p>
          </table:table-cell>
          <table:table-cell table:number-columns-repeated="5"/>
        </table:table-row>
        <table:table-row table:style-name="ro1">
          <table:table-cell/>
          <table:table-cell table:formula="of:=[.C69]-[.C55]" office:value-type="float" office:value="0">
            <text:p>0</text:p>
          </table:table-cell>
          <table:table-cell table:formula="of:=[.D55]+[.E55]" office:value-type="float" office:value="848408724">
            <text:p>848408724</text:p>
          </table:table-cell>
          <table:table-cell table:number-columns-repeated="17"/>
          <table:table-cell office:value-type="string">
            <text:p>Box plot</text:p>
          </table:table-cell>
          <table:table-cell table:number-columns-repeated="6"/>
        </table:table-row>
        <table:table-row table:style-name="ro1">
          <table:table-cell/>
          <table:table-cell table:formula="of:=[.C70]-[.C56]" office:value-type="float" office:value="0">
            <text:p>0</text:p>
          </table:table-cell>
          <table:table-cell table:formula="of:=[.D56]+[.E56]" office:value-type="float" office:value="1356330942">
            <text:p>1356330942</text:p>
          </table:table-cell>
          <table:table-cell table:number-columns-repeated="17"/>
          <table:table-cell office:value-type="string">
            <text:p>low</text:p>
          </table:table-cell>
          <table:table-cell table:formula="of:=MIN([.S35:.S47])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[.C71]-[.C57]" office:value-type="float" office:value="0">
            <text:p>0</text:p>
          </table:table-cell>
          <table:table-cell table:formula="of:=[.D57]+[.E57]" office:value-type="float" office:value="833257148">
            <text:p>833257148</text:p>
          </table:table-cell>
          <table:table-cell table:number-columns-repeated="17"/>
          <table:table-cell office:value-type="string">
            <text:p>q1</text:p>
          </table:table-cell>
          <table:table-cell table:formula="of:=QUARTILE([.S35:.S47];1)" office:value-type="float" office:value="0.114575594202044">
            <text:p>0.1145755942</text:p>
          </table:table-cell>
          <table:table-cell table:number-columns-repeated="5"/>
        </table:table-row>
        <table:table-row table:style-name="ro1">
          <table:table-cell/>
          <table:table-cell table:formula="of:=[.C72]-[.C58]" office:value-type="float" office:value="0">
            <text:p>0</text:p>
          </table:table-cell>
          <table:table-cell table:formula="of:=[.D58]+[.E58]" office:value-type="float" office:value="309742529">
            <text:p>309742529</text:p>
          </table:table-cell>
          <table:table-cell table:number-columns-repeated="17"/>
          <table:table-cell office:value-type="string">
            <text:p>median</text:p>
          </table:table-cell>
          <table:table-cell table:formula="of:=MEDIAN([.S35:.S47])" office:value-type="float" office:value="0.127976456910344">
            <text:p>0.1279764569</text:p>
          </table:table-cell>
          <table:table-cell table:number-columns-repeated="5"/>
        </table:table-row>
        <table:table-row table:style-name="ro1">
          <table:table-cell/>
          <table:table-cell table:formula="of:=[.C73]-[.C59]" office:value-type="float" office:value="0">
            <text:p>0</text:p>
          </table:table-cell>
          <table:table-cell table:formula="of:=[.D59]+[.E59]" office:value-type="float" office:value="581090796">
            <text:p>581090796</text:p>
          </table:table-cell>
          <table:table-cell table:number-columns-repeated="17"/>
          <table:table-cell office:value-type="string">
            <text:p>q3</text:p>
          </table:table-cell>
          <table:table-cell table:formula="of:=QUARTILE([.S35:.S47];3)" office:value-type="float" office:value="0.204938012993261">
            <text:p>0.204938013</text:p>
          </table:table-cell>
          <table:table-cell table:number-columns-repeated="5"/>
        </table:table-row>
        <table:table-row table:style-name="ro1">
          <table:table-cell/>
          <table:table-cell table:formula="of:=[.C74]-[.C60]" office:value-type="float" office:value="0">
            <text:p>0</text:p>
          </table:table-cell>
          <table:table-cell table:formula="of:=[.D60]+[.E60]" office:value-type="float" office:value="488730987">
            <text:p>488730987</text:p>
          </table:table-cell>
          <table:table-cell table:number-columns-repeated="17"/>
          <table:table-cell office:value-type="string">
            <text:p>high</text:p>
          </table:table-cell>
          <table:table-cell table:formula="of:=MAX([.S35:.S47])" office:value-type="float" office:value="0.344065916195617">
            <text:p>0.3440659162</text:p>
          </table:table-cell>
          <table:table-cell table:number-columns-repeated="5"/>
        </table:table-row>
        <table:table-row table:style-name="ro1">
          <table:table-cell/>
          <table:table-cell table:formula="of:=[.C75]-[.C61]" office:value-type="float" office:value="0">
            <text:p>0</text:p>
          </table:table-cell>
          <table:table-cell table:formula="of:=[.D61]+[.E61]" office:value-type="float" office:value="1019954366">
            <text:p>1019954366</text:p>
          </table:table-cell>
          <table:table-cell table:number-columns-repeated="24"/>
        </table:table-row>
        <table:table-row table:style-name="ro1">
          <table:table-cell/>
          <table:table-cell table:formula="of:=[.C76]-[.C62]" office:value-type="float" office:value="0">
            <text:p>0</text:p>
          </table:table-cell>
          <table:table-cell table:formula="of:=[.D62]+[.E62]" office:value-type="float" office:value="2285975905">
            <text:p>2285975905</text:p>
          </table:table-cell>
          <table:table-cell table:number-columns-repeated="17"/>
          <table:table-cell office:value-type="string">
            <text:p>Corridor1</text:p>
          </table:table-cell>
          <table:table-cell table:number-columns-repeated="6"/>
        </table:table-row>
        <table:table-row table:style-name="ro1">
          <table:table-cell/>
          <table:table-cell table:formula="of:=[.C77]-[.C63]" office:value-type="float" office:value="0">
            <text:p>0</text:p>
          </table:table-cell>
          <table:table-cell table:formula="of:=[.D63]+[.E63]" office:value-type="float" office:value="2485305853">
            <text:p>2485305853</text:p>
          </table:table-cell>
          <table:table-cell table:number-columns-repeated="18"/>
          <table:table-cell office:value-type="string">
            <text:p>Add/total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>
            <text:p>Box plot</text:p>
          </table:table-cell>
          <table:table-cell table:number-columns-repeated="6"/>
        </table:table-row>
        <table:table-row table:style-name="ro1">
          <table:table-cell table:number-columns-repeated="20"/>
          <table:table-cell office:value-type="string">
            <text:p>low</text:p>
          </table:table-cell>
          <table:table-cell table:formula="of:=MIN([.Q51:.Q63])" office:value-type="float" office:value="0.573498797868177">
            <text:p>0.5734987979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>
            <text:p>q1</text:p>
          </table:table-cell>
          <table:table-cell table:formula="of:=QUARTILE([.Q51:.Q63];1)" office:value-type="float" office:value="0.609503079337645">
            <text:p>0.6095030793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>
            <text:p>median</text:p>
          </table:table-cell>
          <table:table-cell table:formula="of:=MEDIAN([.Q51:.Q63])" office:value-type="float" office:value="0.752083951169844">
            <text:p>0.7520839512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>
            <text:p>q3</text:p>
          </table:table-cell>
          <table:table-cell table:formula="of:=QUARTILE([.Q51:.Q63];3)" office:value-type="float" office:value="0.774756779226284">
            <text:p>0.7747567792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>
            <text:p>high</text:p>
          </table:table-cell>
          <table:table-cell table:formula="of:=MAX([.Q51:.Q63])" office:value-type="float" office:value="0.817088884086719">
            <text:p>0.8170888841</text:p>
          </table:table-cell>
          <table:table-cell table:number-columns-repeated="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1"/>
          <table:table-cell office:value-type="string">
            <text:p>Change/Total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>
            <text:p>Box plot</text:p>
          </table:table-cell>
          <table:table-cell table:number-columns-repeated="6"/>
        </table:table-row>
        <table:table-row table:style-name="ro1">
          <table:table-cell table:number-columns-repeated="20"/>
          <table:table-cell office:value-type="string">
            <text:p>low</text:p>
          </table:table-cell>
          <table:table-cell table:formula="of:=MIN([.R51:.R63])" office:value-type="float" office:value="0.182911115913281">
            <text:p>0.1829111159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>
            <text:p>q1</text:p>
          </table:table-cell>
          <table:table-cell table:formula="of:=QUARTILE([.R51:.R63];1)" office:value-type="float" office:value="0.225243220773716">
            <text:p>0.2252432208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>
            <text:p>median</text:p>
          </table:table-cell>
          <table:table-cell table:formula="of:=MEDIAN([.R51:.R63])" office:value-type="float" office:value="0.247916048830156">
            <text:p>0.2479160488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>
            <text:p>q3</text:p>
          </table:table-cell>
          <table:table-cell table:formula="of:=QUARTILE([.R51:.R63];3)" office:value-type="float" office:value="0.380376985245423">
            <text:p>0.3803769852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>
            <text:p>high</text:p>
          </table:table-cell>
          <table:table-cell table:formula="of:=MAX([.R51:.R63])" office:value-type="float" office:value="0.421112995630449">
            <text:p>0.4211129956</text:p>
          </table:table-cell>
          <table:table-cell table:number-columns-repeated="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1"/>
          <table:table-cell office:value-type="string">
            <text:p>Remove/Total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>
            <text:p>Box plot</text:p>
          </table:table-cell>
          <table:table-cell table:number-columns-repeated="6"/>
        </table:table-row>
        <table:table-row table:style-name="ro1">
          <table:table-cell table:number-columns-repeated="20"/>
          <table:table-cell office:value-type="string">
            <text:p>low</text:p>
          </table:table-cell>
          <table:table-cell table:formula="of:=MIN([.S51:.S63]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>
            <text:p>q1</text:p>
          </table:table-cell>
          <table:table-cell table:formula="of:=QUARTILE([.S51:.S63];1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>
            <text:p>median</text:p>
          </table:table-cell>
          <table:table-cell table:formula="of:=MEDIAN([.S51:.S63]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>
            <text:p>q3</text:p>
          </table:table-cell>
          <table:table-cell table:formula="of:=QUARTILE([.S51:.S63];3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>
            <text:p>high</text:p>
          </table:table-cell>
          <table:table-cell table:formula="of:=MAX([.S51:.S63])" office:value-type="float" office:value="0.0266811875093903">
            <text:p>0.0266811875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17/11/2017</text:date>, <text:time>10:12:1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17-11-17T10:12:11.18</dc:date>
    <dc:creator>Marijn </dc:creator>
    <meta:editing-duration>P1DT20H23M24S</meta:editing-duration>
    <meta:editing-cycles>20</meta:editing-cycles>
    <meta:document-statistic meta:table-count="1" meta:cell-count="10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6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6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167cm" xlink:href=".." xlink:type="simple" chart:class="chart:bar" chart:style-name="ch1">
        <chart:legend chart:legend-position="end" svg:x="13.173cm" svg:y="3.747cm" style:legend-expansion="high" chart:style-name="ch2"/>
        <chart:plot-area chart:style-name="ch3" table:cell-range-address="Blad1.X3:Blad1.AA7" chart:data-source-has-labels="both" svg:x="0.769cm" svg:y="0.867cm" svg:width="11.766cm" svg:height="7.697cm">
          <chartooo:coordinate-region svg:x="1.893cm" svg:y="1.079cm" svg:width="10.642cm" svg:height="6.812cm"/>
          <chart:axis chart:dimension="x" chart:name="primary-x" chart:style-name="ch4" chartooo:axis-type="auto">
            <chartooo:date-scale/>
            <chart:categories table:cell-range-address="Blad1.X4:Blad1.X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lad1.Y4:Blad1.Y7" chart:label-cell-address="Blad1.Y3:Blad1.Y3" chart:class="chart:bar">
            <chart:data-point chart:repeated="4"/>
          </chart:series>
          <chart:series chart:style-name="ch8" chart:values-cell-range-address="Blad1.Z4:Blad1.Z7" chart:label-cell-address="Blad1.Z3:Blad1.Z3" chart:class="chart:bar">
            <chart:data-point chart:repeated="4"/>
          </chart:series>
          <chart:series chart:style-name="ch9" chart:values-cell-range-address="Blad1.AA4:Blad1.AA7" chart:label-cell-address="Blad1.AA3:Blad1.AA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/Total</text:p>
                <draw:g>
                  <svg:desc>Blad1.Y3:Blad1.Y3</svg:desc>
                </draw:g>
              </table:table-cell>
              <table:table-cell office:value-type="string">
                <text:p>Change/Total</text:p>
                <draw:g>
                  <svg:desc>Blad1.Z3:Blad1.Z3</svg:desc>
                </draw:g>
              </table:table-cell>
              <table:table-cell office:value-type="string">
                <text:p>Remove/Total</text:p>
                <draw:g>
                  <svg:desc>Blad1.AA3:Blad1.A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oneroom1</text:p>
                <draw:g>
                  <svg:desc>Blad1.X4:Blad1.X7</svg:desc>
                </draw:g>
              </table:table-cell>
              <table:table-cell office:value-type="float" office:value="0.7098264931262">
                <text:p>0.7098264931262</text:p>
                <draw:g>
                  <svg:desc>Blad1.Y4:Blad1.Y7</svg:desc>
                </draw:g>
              </table:table-cell>
              <table:table-cell office:value-type="float" office:value="0.288340333750198">
                <text:p>0.288340333750198</text:p>
                <draw:g>
                  <svg:desc>Blad1.Z4:Blad1.Z7</svg:desc>
                </draw:g>
              </table:table-cell>
              <table:table-cell office:value-type="float" office:value="0.0018331731236027">
                <text:p>0.0018331731236027</text:p>
                <draw:g>
                  <svg:desc>Blad1.AA4:Blad1.AA7</svg:desc>
                </draw:g>
              </table:table-cell>
            </table:table-row>
            <table:table-row>
              <table:table-cell office:value-type="string">
                <text:p>bedroomprincess1</text:p>
              </table:table-cell>
              <table:table-cell office:value-type="float" office:value="0.827822194433842">
                <text:p>0.827822194433842</text:p>
              </table:table-cell>
              <table:table-cell office:value-type="float" office:value="0.169736544423436">
                <text:p>0.169736544423436</text:p>
              </table:table-cell>
              <table:table-cell office:value-type="float" office:value="0.00244126114272191">
                <text:p>0.00244126114272191</text:p>
              </table:table-cell>
            </table:table-row>
            <table:table-row>
              <table:table-cell office:value-type="string">
                <text:p>prison1</text:p>
              </table:table-cell>
              <table:table-cell office:value-type="float" office:value="0.59580985231755">
                <text:p>0.59580985231755</text:p>
              </table:table-cell>
              <table:table-cell office:value-type="float" office:value="0.250886952023717">
                <text:p>0.250886952023717</text:p>
              </table:table-cell>
              <table:table-cell office:value-type="float" office:value="0.153303195658733">
                <text:p>0.153303195658733</text:p>
              </table:table-cell>
            </table:table-row>
            <table:table-row>
              <table:table-cell office:value-type="string">
                <text:p>corridor1</text:p>
              </table:table-cell>
              <table:table-cell office:value-type="float" office:value="0.705865963765496">
                <text:p>0.705865963765496</text:p>
              </table:table-cell>
              <table:table-cell office:value-type="float" office:value="0.291708473733651">
                <text:p>0.291708473733651</text:p>
              </table:table-cell>
              <table:table-cell office:value-type="float" office:value="0.00242556250085367">
                <text:p>0.00242556250085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